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B0000012C25093A87.png" manifest:media-type="image/png"/>
  <manifest:file-entry manifest:full-path="Pictures/TablePreview9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12C0000012B8BD43765.png" manifest:media-type="image/png"/>
  <manifest:file-entry manifest:full-path="Pictures/100000000000007B0000007B2A80E7DB.gif" manifest:media-type="image/gif"/>
  <manifest:file-entry manifest:full-path="Pictures/10000201000001140000012C76D41E36.png" manifest:media-type="image/png"/>
  <manifest:file-entry manifest:full-path="Pictures/10000000000000760000007627A58627.gif" manifest:media-type="image/gif"/>
  <manifest:file-entry manifest:full-path="Pictures/100002010000012C000000AF1B6F633F.png" manifest:media-type="image/png"/>
  <manifest:file-entry manifest:full-path="Pictures/TablePreview6.svm" manifest:media-type=""/>
  <manifest:file-entry manifest:full-path="Pictures/100002010000012C00000096CF400556.png" manifest:media-type="image/png"/>
  <manifest:file-entry manifest:full-path="Pictures/TablePreview2.svm" manifest:media-type=""/>
  <manifest:file-entry manifest:full-path="Pictures/100002010000012C000000DFFF22775B.png" manifest:media-type="image/png"/>
  <manifest:file-entry manifest:full-path="Pictures/100000000000007800000078171A3D7B.gif" manifest:media-type="image/gif"/>
  <manifest:file-entry manifest:full-path="Pictures/100002010000012C0000011D3CC6B740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2010000012A0000012C2B2303EC.png" manifest:media-type="image/png"/>
  <manifest:file-entry manifest:full-path="Pictures/TablePreview8.svm" manifest:media-type=""/>
  <manifest:file-entry manifest:full-path="Pictures/10000000000001930000008DAB8C20B3.png" manifest:media-type="image/png"/>
  <manifest:file-entry manifest:full-path="Pictures/TablePreview4.svm" manifest:media-type=""/>
  <manifest:file-entry manifest:full-path="Pictures/TablePreview10.svm" manifest:media-type=""/>
  <manifest:file-entry manifest:full-path="Pictures/100000000000006900000069C0381401.gif" manifest:media-type="image/gif"/>
  <manifest:file-entry manifest:full-path="Pictures/100000000000007E0000007E02CD2C8A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fo:min-height="2.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svg:stroke-width="0.05cm" draw:marker-start-width="0.275cm" draw:marker-end-width="0.275cm" draw:fill="solid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05cm" draw:marker-start-width="0.275cm" draw:marker-end-width="0.275cm" draw:fill="solid" draw:fill-color="#94bd5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2cm" draw:marker-start-width="0.23cm" draw:marker-end-width="0.23cm" draw:fill="solid" draw:fill-color="#94bd5e" draw:textarea-horizontal-align="center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svg:stroke-width="0.05cm" draw:marker-start-width="0.275cm" draw:marker-end-width="0.275cm" draw:fill="solid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2cm" draw:marker-start-width="0.23cm" draw:marker-end-width="0.23cm" draw:fill="solid" draw:textarea-horizontal-align="center" draw:textarea-vertical-align="middle" fo:padding-top="0.135cm" fo:padding-bottom="0.135cm" fo:padding-left="0.26cm" fo:padding-right="0.26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horizontal"/>
    </style:style>
    <style:style style:name="gr19" style:family="graphic" style:parent-style-name="standard">
      <style:graphic-properties svg:stroke-width="0.1cm" draw:marker-start-width="0.35cm" draw:marker-end-width="0.35cm" draw:fill="solid" draw:fill-color="#ff950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fill="solid" draw:fill-color="#0084d1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svg:stroke-width="0.05cm" draw:marker-start-width="0.275cm" draw:marker-end-width="0.275cm" draw:fill="gradient" draw:fill-gradient-name="Ellipsoid_20_blue_20_grey_2f_light_20_blue" draw:textarea-vertical-align="middle" draw:auto-grow-height="false" fo:min-height="0.749cm" fo:min-width="0.499cm" fo:padding-top="0.15cm" fo:padding-bottom="0.15cm" fo:padding-left="0.275cm" fo:padding-right="0.275cm"/>
    </style:style>
    <style:style style:name="gr36" style:family="graphic" style:parent-style-name="standard">
      <style:graphic-properties svg:stroke-width="0.1cm" draw:marker-start-width="0.35cm" draw:marker-end-width="0.35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3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>
      <style:graphic-properties svg:stroke-width="0.1cm" draw:marker-start-width="0.35cm" draw:marker-end-width="0.35cm" draw:fill="solid" draw:fill-color="#eb613d" draw:textarea-horizontal-align="justify" draw:textarea-vertical-align="middle" draw:auto-grow-height="false" fo:padding-top="0.175cm" fo:padding-bottom="0.175cm" fo:padding-left="0.3cm" fo:padding-right="0.3cm"/>
    </style:style>
    <style:style style:name="gr4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>
      <style:graphic-properties svg:stroke-width="0.08cm" draw:marker-start-width="0.32cm" draw:marker-end-width="0.32cm" draw:fill="solid" draw:fill-color="#ffd320" draw:textarea-horizontal-align="justify" draw:textarea-vertical-align="middle" draw:auto-grow-height="false" fo:padding-top="0.165cm" fo:padding-bottom="0.165cm" fo:padding-left="0.29cm" fo:padding-right="0.29cm"/>
    </style:style>
    <style:style style:name="gr75" style:family="graphic" style:parent-style-name="standard">
      <style:graphic-properties svg:stroke-width="0.08cm" draw:marker-start-width="0.32cm" draw:marker-end-width="0.32cm" draw:fill="solid" draw:fill-color="#ff6309" draw:textarea-horizontal-align="justify" draw:textarea-vertical-align="middle" draw:auto-grow-height="false" fo:padding-top="0.165cm" fo:padding-bottom="0.165cm" fo:padding-left="0.29cm" fo:padding-right="0.29cm"/>
    </style:style>
    <style:style style:name="gr76" style:family="graphic" style:parent-style-name="standard">
      <style:graphic-properties svg:stroke-width="0.02cm" draw:marker-start-width="0.23cm" draw:marker-end-width="0.23cm" draw:fill="solid" draw:fill-color="#ffff66" draw:textarea-horizontal-align="justify" draw:textarea-vertical-align="middle" draw:auto-grow-height="false" fo:padding-top="0.135cm" fo:padding-bottom="0.135cm" fo:padding-left="0.26cm" fo:padding-right="0.26cm"/>
    </style:style>
    <style:style style:name="co1" style:family="table-column">
      <style:table-column-properties style:column-width="5.509cm" style:use-optimal-column-width="false"/>
    </style:style>
    <style:style style:name="co2" style:family="table-column">
      <style:table-column-properties style:column-width="5.508cm" style:use-optimal-column-width="false"/>
    </style:style>
    <style:style style:name="ro1" style:family="table-row">
      <style:table-row-properties style:row-height="4.538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2.27pt solid #000000"/>
      <style:text-properties fo:font-size="48pt" style:font-size-asian="48pt" style:font-size-complex="48pt"/>
    </style:style>
    <style:style style:name="ce2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none" fo:border-top="2.27pt solid #000000" fo:border-bottom="2.27pt solid #000000"/>
      <style:text-properties fo:font-size="48pt" style:font-size-asian="48pt" style:font-size-complex="48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2.27pt solid #000000" fo:border-top="none" fo:border-bottom="2.27pt solid #000000"/>
      <style:text-properties fo:font-size="48pt" style:font-size-asian="48pt" style:font-size-complex="4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4" draw:layer="layout" svg:width="4.5cm" svg:height="2.75cm" svg:x="30cm" svg:y="1cm">
          <draw:text-box>
            <text:p>s 2</text:p>
          </draw:text-box>
        </draw:frame>
        <draw:frame draw:style-name="gr5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1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6cm">
          <draw:image xlink:href="Pictures/100002010000012B0000012C25093A87.png" xlink:type="simple" xlink:show="embed" xlink:actuate="onLoad">
            <text:p/>
          </draw:image>
        </draw:frame>
        <draw:g>
          <draw:g>
            <draw:custom-shape draw:style-name="gr6" draw:text-style-name="P1" draw:layer="layout" svg:width="4.061cm" svg:height="1.625cm" svg:x="30.439cm" svg:y="2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30.439cm" svg:y1="3.687cm" svg:x2="34.499cm" svg:y2="3.687cm">
              <text:p/>
            </draw:line>
            <draw:line draw:style-name="gr8" draw:text-style-name="P1" draw:layer="layout" svg:x1="31.251cm" svg:y1="2.875cm" svg:x2="31.251cm" svg:y2="4.5cm">
              <text:p/>
            </draw:line>
            <draw:line draw:style-name="gr8" draw:text-style-name="P1" draw:layer="layout" svg:x1="32.063cm" svg:y1="2.875cm" svg:x2="32.063cm" svg:y2="4.5cm">
              <text:p/>
            </draw:line>
            <draw:line draw:style-name="gr8" draw:text-style-name="P1" draw:layer="layout" svg:x1="32.875cm" svg:y1="2.875cm" svg:x2="32.875cm" svg:y2="4.5cm">
              <text:p/>
            </draw:line>
            <draw:line draw:style-name="gr8" draw:text-style-name="P1" draw:layer="layout" svg:x1="33.687cm" svg:y1="2.875cm" svg:x2="33.687cm" svg:y2="4.5cm">
              <text:p/>
            </draw:line>
          </draw:g>
          <draw:custom-shape draw:style-name="gr9" draw:text-style-name="P1" draw:layer="layout" svg:width="0.373cm" svg:height="0.372cm" svg:x="30.671cm" svg:y="3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cm" svg:height="1.625cm" svg:x="12.739cm" svg:y="11.3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2.739cm" svg:y1="12.187cm" svg:x2="16.799cm" svg:y2="12.187cm">
              <text:p/>
            </draw:line>
            <draw:line draw:style-name="gr8" draw:text-style-name="P1" draw:layer="layout" svg:x1="13.551cm" svg:y1="11.375cm" svg:x2="13.551cm" svg:y2="13cm">
              <text:p/>
            </draw:line>
            <draw:line draw:style-name="gr8" draw:text-style-name="P1" draw:layer="layout" svg:x1="14.363cm" svg:y1="11.375cm" svg:x2="14.363cm" svg:y2="13cm">
              <text:p/>
            </draw:line>
            <draw:line draw:style-name="gr8" draw:text-style-name="P1" draw:layer="layout" svg:x1="15.175cm" svg:y1="11.375cm" svg:x2="15.175cm" svg:y2="13cm">
              <text:p/>
            </draw:line>
            <draw:line draw:style-name="gr8" draw:text-style-name="P1" draw:layer="layout" svg:x1="15.986cm" svg:y1="11.375cm" svg:x2="15.986cm" svg:y2="13cm">
              <text:p/>
            </draw:line>
          </draw:g>
          <draw:custom-shape draw:style-name="gr9" draw:text-style-name="P1" draw:layer="layout" svg:width="0.373cm" svg:height="0.373cm" svg:x="12.971cm" svg:y="11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6cm" svg:height="0.373cm" svg:x="13.793cm" svg:y="11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cm" svg:height="1.622cm" svg:x="7.139cm" svg:y="15.8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7.139cm" svg:y1="16.687cm" svg:x2="11.199cm" svg:y2="16.687cm">
              <text:p/>
            </draw:line>
            <draw:line draw:style-name="gr8" draw:text-style-name="P1" draw:layer="layout" svg:x1="7.951cm" svg:y1="15.875cm" svg:x2="7.951cm" svg:y2="17.5cm">
              <text:p/>
            </draw:line>
            <draw:line draw:style-name="gr8" draw:text-style-name="P1" draw:layer="layout" svg:x1="8.764cm" svg:y1="15.875cm" svg:x2="8.764cm" svg:y2="17.5cm">
              <text:p/>
            </draw:line>
            <draw:line draw:style-name="gr8" draw:text-style-name="P1" draw:layer="layout" svg:x1="9.576cm" svg:y1="15.875cm" svg:x2="9.576cm" svg:y2="17.5cm">
              <text:p/>
            </draw:line>
            <draw:line draw:style-name="gr8" draw:text-style-name="P1" draw:layer="layout" svg:x1="10.387cm" svg:y1="15.875cm" svg:x2="10.387cm" svg:y2="17.5cm">
              <text:p/>
            </draw:line>
          </draw:g>
          <draw:custom-shape draw:style-name="gr9" draw:text-style-name="P1" draw:layer="layout" svg:width="0.372cm" svg:height="0.373cm" svg:x="7.372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3cm" svg:x="8.194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3cm" svg:x="9.017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1cm" svg:height="1.625cm" svg:x="18.2cm" svg:y="15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8.201cm" svg:y1="16.687cm" svg:x2="22.261cm" svg:y2="16.687cm">
              <text:p/>
            </draw:line>
            <draw:line draw:style-name="gr8" draw:text-style-name="P1" draw:layer="layout" svg:x1="19.013cm" svg:y1="15.875cm" svg:x2="19.013cm" svg:y2="17.5cm">
              <text:p/>
            </draw:line>
            <draw:line draw:style-name="gr8" draw:text-style-name="P1" draw:layer="layout" svg:x1="19.825cm" svg:y1="15.875cm" svg:x2="19.825cm" svg:y2="17.5cm">
              <text:p/>
            </draw:line>
            <draw:line draw:style-name="gr8" draw:text-style-name="P1" draw:layer="layout" svg:x1="20.637cm" svg:y1="15.875cm" svg:x2="20.637cm" svg:y2="17.5cm">
              <text:p/>
            </draw:line>
            <draw:line draw:style-name="gr8" draw:text-style-name="P1" draw:layer="layout" svg:x1="21.449cm" svg:y1="15.875cm" svg:x2="21.449cm" svg:y2="17.5cm">
              <text:p/>
            </draw:line>
          </draw:g>
          <draw:custom-shape draw:style-name="gr9" draw:text-style-name="P1" draw:layer="layout" svg:width="0.372cm" svg:height="0.373cm" svg:x="18.434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3cm" svg:x="19.256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3cm" svg:x="20.079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3cm" svg:x="20.902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3cm" svg:x="21.643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2cm" svg:height="0.374cm" svg:x="18.434cm" svg:y="16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cm" svg:height="1.625cm" svg:x="12.74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2.739cm" svg:y1="7.312cm" svg:x2="16.799cm" svg:y2="7.312cm">
              <text:p/>
            </draw:line>
            <draw:line draw:style-name="gr8" draw:text-style-name="P1" draw:layer="layout" svg:x1="13.551cm" svg:y1="6.5cm" svg:x2="13.551cm" svg:y2="8.125cm">
              <text:p/>
            </draw:line>
            <draw:line draw:style-name="gr8" draw:text-style-name="P1" draw:layer="layout" svg:x1="14.364cm" svg:y1="6.5cm" svg:x2="14.364cm" svg:y2="8.125cm">
              <text:p/>
            </draw:line>
            <draw:line draw:style-name="gr8" draw:text-style-name="P1" draw:layer="layout" svg:x1="15.176cm" svg:y1="6.5cm" svg:x2="15.176cm" svg:y2="8.125cm">
              <text:p/>
            </draw:line>
            <draw:line draw:style-name="gr8" draw:text-style-name="P1" draw:layer="layout" svg:x1="15.988cm" svg:y1="6.5cm" svg:x2="15.988cm" svg:y2="8.125cm">
              <text:p/>
            </draw:line>
          </draw:g>
          <draw:custom-shape draw:style-name="gr9" draw:text-style-name="P1" draw:layer="layout" svg:width="0.373cm" svg:height="0.374cm" svg:x="12.972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3.795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4.618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4cm" svg:x="15.44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3cm" svg:height="0.374cm" svg:x="16.183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3cm" svg:height="0.374cm" svg:x="12.972cm" svg:y="7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3.795cm" svg:y="7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cm" svg:height="1.623cm" svg:x="18.2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8.2cm" svg:y1="12.312cm" svg:x2="22.26cm" svg:y2="12.312cm">
              <text:p/>
            </draw:line>
            <draw:line draw:style-name="gr8" draw:text-style-name="P1" draw:layer="layout" svg:x1="19.012cm" svg:y1="11.5cm" svg:x2="19.012cm" svg:y2="13.125cm">
              <text:p/>
            </draw:line>
            <draw:line draw:style-name="gr8" draw:text-style-name="P1" draw:layer="layout" svg:x1="19.824cm" svg:y1="11.5cm" svg:x2="19.824cm" svg:y2="13.125cm">
              <text:p/>
            </draw:line>
            <draw:line draw:style-name="gr8" draw:text-style-name="P1" draw:layer="layout" svg:x1="20.636cm" svg:y1="11.5cm" svg:x2="20.636cm" svg:y2="13.125cm">
              <text:p/>
            </draw:line>
            <draw:line draw:style-name="gr8" draw:text-style-name="P1" draw:layer="layout" svg:x1="21.448cm" svg:y1="11.5cm" svg:x2="21.448cm" svg:y2="13.125cm">
              <text:p/>
            </draw:line>
          </draw:g>
          <draw:custom-shape draw:style-name="gr9" draw:text-style-name="P1" draw:layer="layout" svg:width="0.374cm" svg:height="0.374cm" svg:x="18.432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9.255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20.078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20.9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3cm" svg:height="0.374cm" svg:x="21.643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5cm" svg:x="18.432cm" svg:y="12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5cm" svg:x="19.255cm" svg:y="12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5cm" svg:x="20.078cm" svg:y="12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cm" svg:height="1.624cm" svg:x="7.14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7.139cm" svg:y1="12.313cm" svg:x2="11.199cm" svg:y2="12.313cm">
              <text:p/>
            </draw:line>
            <draw:line draw:style-name="gr8" draw:text-style-name="P1" draw:layer="layout" svg:x1="7.951cm" svg:y1="11.501cm" svg:x2="7.951cm" svg:y2="13.126cm">
              <text:p/>
            </draw:line>
            <draw:line draw:style-name="gr8" draw:text-style-name="P1" draw:layer="layout" svg:x1="8.764cm" svg:y1="11.501cm" svg:x2="8.764cm" svg:y2="13.126cm">
              <text:p/>
            </draw:line>
            <draw:line draw:style-name="gr8" draw:text-style-name="P1" draw:layer="layout" svg:x1="9.575cm" svg:y1="11.501cm" svg:x2="9.575cm" svg:y2="13.126cm">
              <text:p/>
            </draw:line>
            <draw:line draw:style-name="gr8" draw:text-style-name="P1" draw:layer="layout" svg:x1="10.387cm" svg:y1="11.501cm" svg:x2="10.387cm" svg:y2="13.126cm">
              <text:p/>
            </draw:line>
          </draw:g>
          <draw:custom-shape draw:style-name="gr9" draw:text-style-name="P1" draw:layer="layout" svg:width="0.373cm" svg:height="0.374cm" svg:x="7.372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8.194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4cm" svg:x="9.017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4cm" svg:x="9.839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0.582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3cm" svg:height="0.375cm" svg:x="7.372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5cm" svg:x="8.194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5cm" svg:x="9.017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5cm" svg:x="9.839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1cm" svg:height="1.625cm" svg:x="7.139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7.139cm" svg:y1="7.313cm" svg:x2="11.199cm" svg:y2="7.313cm">
              <text:p/>
            </draw:line>
            <draw:line draw:style-name="gr8" draw:text-style-name="P1" draw:layer="layout" svg:x1="7.951cm" svg:y1="6.5cm" svg:x2="7.951cm" svg:y2="8.125cm">
              <text:p/>
            </draw:line>
            <draw:line draw:style-name="gr8" draw:text-style-name="P1" draw:layer="layout" svg:x1="8.764cm" svg:y1="6.5cm" svg:x2="8.764cm" svg:y2="8.125cm">
              <text:p/>
            </draw:line>
            <draw:line draw:style-name="gr8" draw:text-style-name="P1" draw:layer="layout" svg:x1="9.576cm" svg:y1="6.5cm" svg:x2="9.576cm" svg:y2="8.125cm">
              <text:p/>
            </draw:line>
            <draw:line draw:style-name="gr8" draw:text-style-name="P1" draw:layer="layout" svg:x1="10.387cm" svg:y1="6.5cm" svg:x2="10.387cm" svg:y2="8.125cm">
              <text:p/>
            </draw:line>
          </draw:g>
          <draw:custom-shape draw:style-name="gr9" draw:text-style-name="P1" draw:layer="layout" svg:width="0.373cm" svg:height="0.374cm" svg:x="7.372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4cm" svg:x="8.194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9.017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3cm" svg:height="0.374cm" svg:x="9.841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0.582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cm" svg:height="1.624cm" svg:x="12.739cm" svg:y="15.8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2.739cm" svg:y1="16.688cm" svg:x2="16.799cm" svg:y2="16.688cm">
              <text:p/>
            </draw:line>
            <draw:line draw:style-name="gr8" draw:text-style-name="P1" draw:layer="layout" svg:x1="13.55cm" svg:y1="15.876cm" svg:x2="13.55cm" svg:y2="17.501cm">
              <text:p/>
            </draw:line>
            <draw:line draw:style-name="gr8" draw:text-style-name="P1" draw:layer="layout" svg:x1="14.363cm" svg:y1="15.876cm" svg:x2="14.363cm" svg:y2="17.501cm">
              <text:p/>
            </draw:line>
            <draw:line draw:style-name="gr8" draw:text-style-name="P1" draw:layer="layout" svg:x1="15.175cm" svg:y1="15.876cm" svg:x2="15.175cm" svg:y2="17.501cm">
              <text:p/>
            </draw:line>
            <draw:line draw:style-name="gr8" draw:text-style-name="P1" draw:layer="layout" svg:x1="15.986cm" svg:y1="15.876cm" svg:x2="15.986cm" svg:y2="17.501cm">
              <text:p/>
            </draw:line>
          </draw:g>
          <draw:custom-shape draw:style-name="gr9" draw:text-style-name="P1" draw:layer="layout" svg:width="0.373cm" svg:height="0.374cm" svg:x="12.971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4cm" svg:x="13.793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4.616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5.44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cm" svg:height="1.623cm" svg:x="18.2cm" svg:y="6.3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8.2cm" svg:y1="7.187cm" svg:x2="22.26cm" svg:y2="7.187cm">
              <text:p/>
            </draw:line>
            <draw:line draw:style-name="gr8" draw:text-style-name="P1" draw:layer="layout" svg:x1="19.012cm" svg:y1="6.375cm" svg:x2="19.012cm" svg:y2="8cm">
              <text:p/>
            </draw:line>
            <draw:line draw:style-name="gr8" draw:text-style-name="P1" draw:layer="layout" svg:x1="19.824cm" svg:y1="6.375cm" svg:x2="19.824cm" svg:y2="8cm">
              <text:p/>
            </draw:line>
            <draw:line draw:style-name="gr8" draw:text-style-name="P1" draw:layer="layout" svg:x1="20.636cm" svg:y1="6.375cm" svg:x2="20.636cm" svg:y2="8cm">
              <text:p/>
            </draw:line>
            <draw:line draw:style-name="gr8" draw:text-style-name="P1" draw:layer="layout" svg:x1="21.448cm" svg:y1="6.375cm" svg:x2="21.448cm" svg:y2="8cm">
              <text:p/>
            </draw:line>
          </draw:g>
          <draw:custom-shape draw:style-name="gr9" draw:text-style-name="P1" draw:layer="layout" svg:width="0.374cm" svg:height="0.373cm" svg:x="18.432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3cm" svg:x="19.255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3cm" svg:x="20.078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3cm" svg:x="20.901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3cm" svg:height="0.373cm" svg:x="21.644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8.432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4cm" svg:x="19.255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4cm" svg:x="20.078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20.901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3cm" svg:height="0.374cm" svg:x="21.644cm" svg:y="7.3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1" draw:layer="layout" svg:width="2.018cm" svg:height="1.5cm" svg:x="1.081cm" svg:y="15.875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cm">
          <draw:image xlink:href="Pictures/100002010000012C0000012B8BD43765.pn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2.svm" xlink:type="simple" xlink:show="embed" xlink:actuate="onLoad"/>
        </draw:frame>
        <draw:frame draw:style-name="gr4" draw:layer="layout" svg:width="4.5cm" svg:height="2.75cm" svg:x="30cm" svg:y="1cm">
          <draw:text-box>
            <text:p>s 3</text:p>
          </draw:text-box>
        </draw:frame>
        <draw:g>
          <draw:custom-shape draw:style-name="gr10" draw:text-style-name="P1" draw:layer="layout" svg:width="1.975cm" svg:height="1.976cm" svg:x="13.525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6cm" svg:height="0.396cm" svg:x="13.839cm" svg:y="1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6cm" svg:x="13.839cm" svg:y="1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6cm" svg:x="14.313cm" svg:y="11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4cm" svg:height="0.394cm" svg:x="14.789cm" svg:y="12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4cm" svg:height="0.396cm" svg:x="14.789cm" svg:y="1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4cm" svg:x="13.839cm" svg:y="12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975cm" svg:height="1.974cm" svg:x="9.525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5cm" svg:height="0.396cm" svg:x="10.315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974cm" svg:height="1.975cm" svg:x="20.654cm" svg:y="6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6cm" svg:height="0.394cm" svg:x="20.968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4cm" svg:x="20.968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6cm" svg:x="21.442cm" svg:y="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5cm" svg:height="0.395cm" svg:x="21.917cm" svg:y="7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974cm" svg:height="1.975cm" svg:x="18cm" svg:y="6.52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6cm" svg:height="0.396cm" svg:x="18.314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6cm" svg:x="18.314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3cm" svg:height="0.396cm" svg:x="18.789cm" svg:y="7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5cm" svg:x="19.262cm" svg:y="7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6cm" svg:x="19.262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5cm" svg:x="18.314cm" svg:y="7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974cm" svg:height="1.976cm" svg:x="6.935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6cm" svg:height="0.395cm" svg:x="7.249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5cm" svg:x="7.249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3cm" svg:height="0.396cm" svg:x="7.724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6cm" svg:x="8.197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5cm" svg:x="8.197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6cm" svg:x="7.249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975cm" svg:height="1.975cm" svg:x="8.025cm" svg:y="11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6cm" svg:height="0.396cm" svg:x="8.339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6cm" svg:x="8.339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4cm" svg:height="0.395cm" svg:x="9.289cm" svg:y="12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974cm" svg:height="1.976cm" svg:x="15.093cm" svg:y="15.50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6cm" svg:height="0.396cm" svg:x="15.407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6cm" svg:x="15.407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6cm" svg:x="15.881cm" svg:y="16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5cm" svg:height="0.394cm" svg:x="16.356cm" svg:y="1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5cm" svg:height="0.396cm" svg:x="16.356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4cm" svg:x="15.407cm" svg:y="1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976cm" svg:height="1.976cm" svg:x="12.5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6cm" svg:height="0.396cm" svg:x="12.816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6cm" svg:x="12.816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5cm" svg:x="13.289cm" svg:y="16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5cm" svg:height="0.396cm" svg:x="13.764cm" svg:y="16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5cm" svg:height="0.396cm" svg:x="13.764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6cm" svg:x="12.816cm" svg:y="16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975cm" svg:height="1.975cm" svg:x="19cm" svg:y="15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6cm" svg:height="0.395cm" svg:x="19.314cm" svg:y="15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5cm" svg:x="19.314cm" svg:y="15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4cm" svg:height="0.394cm" svg:x="20.264cm" svg:y="16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4cm" svg:height="0.395cm" svg:x="20.264cm" svg:y="15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4cm" svg:x="19.314cm" svg:y="16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975cm" svg:height="1.975cm" svg:x="14cm" svg:y="6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6cm" svg:height="0.394cm" svg:x="14.314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4cm" svg:x="14.314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6cm" svg:x="14.788cm" svg:y="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4cm" svg:height="0.395cm" svg:x="15.264cm" svg:y="7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974cm" svg:height="1.975cm" svg:x="9.654cm" svg:y="15.50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6cm" svg:height="0.395cm" svg:x="9.968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5cm" svg:x="9.968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5cm" svg:height="0.394cm" svg:x="10.917cm" svg:y="16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5cm" svg:height="0.395cm" svg:x="10.917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4cm" svg:x="9.968cm" svg:y="16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974cm" svg:height="1.975cm" svg:x="20.654cm" svg:y="11.02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6cm" svg:height="0.396cm" svg:x="20.968cm" svg:y="11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6cm" svg:x="20.968cm" svg:y="11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5cm" svg:height="0.395cm" svg:x="21.917cm" svg:y="12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974cm" svg:height="1.977cm" svg:x="7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6cm" svg:height="0.396cm" svg:x="7.314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6cm" svg:x="7.314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3cm" svg:height="0.394cm" svg:x="7.789cm" svg:y="16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6cm" svg:x="8.262cm" svg:y="1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6cm" svg:x="8.262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6cm" svg:x="7.314cm" svg:y="1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974cm" svg:height="1.976cm" svg:x="18cm" svg:y="11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6cm" svg:height="0.395cm" svg:x="18.314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5cm" svg:x="18.314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3cm" svg:height="0.396cm" svg:x="18.789cm" svg:y="11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5cm" svg:x="19.262cm" svg:y="12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5cm" svg:x="19.262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96cm" svg:height="0.395cm" svg:x="18.314cm" svg:y="12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975cm" svg:height="1.974cm" svg:x="30.025cm" svg:y="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5cm" svg:height="0.396cm" svg:x="30.815cm" svg:y="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3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3.svm" xlink:type="simple" xlink:show="embed" xlink:actuate="onLoad"/>
        </draw:frame>
        <draw:frame draw:style-name="gr4" draw:layer="layout" svg:width="4.5cm" svg:height="2.75cm" svg:x="30cm" svg:y="1cm">
          <draw:text-box>
            <text:p>s 4</text:p>
          </draw:text-box>
        </draw:frame>
        <draw:g>
          <draw:g>
            <draw:custom-shape draw:style-name="gr12" draw:text-style-name="P1" draw:layer="layout" svg:width="4.177cm" svg:height="1.671cm" svg:x="12.5cm" svg:y="11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12.5cm" svg:y1="11.997cm" svg:x2="16.677cm" svg:y2="11.997cm">
              <text:p/>
            </draw:line>
            <draw:line draw:style-name="gr14" draw:text-style-name="P1" draw:layer="layout" svg:x1="13.336cm" svg:y1="11.162cm" svg:x2="13.336cm" svg:y2="12.833cm">
              <text:p/>
            </draw:line>
            <draw:line draw:style-name="gr14" draw:text-style-name="P1" draw:layer="layout" svg:x1="14.171cm" svg:y1="11.162cm" svg:x2="14.171cm" svg:y2="12.833cm">
              <text:p/>
            </draw:line>
            <draw:line draw:style-name="gr14" draw:text-style-name="P1" draw:layer="layout" svg:x1="15.006cm" svg:y1="11.162cm" svg:x2="15.006cm" svg:y2="12.833cm">
              <text:p/>
            </draw:line>
            <draw:line draw:style-name="gr14" draw:text-style-name="P1" draw:layer="layout" svg:x1="15.842cm" svg:y1="11.162cm" svg:x2="15.842cm" svg:y2="12.833cm">
              <text:p/>
            </draw:line>
          </draw:g>
          <draw:custom-shape draw:style-name="gr11" draw:text-style-name="P1" draw:layer="layout" svg:width="0.835cm" svg:height="0.167cm" svg:x="13.33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6cm" svg:height="0.167cm" svg:x="15.00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5cm" svg:height="0.167cm" svg:x="13.336cm" svg:y="12.83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6cm" svg:height="0.167cm" svg:x="15.006cm" svg:y="12.8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4cm" svg:x="12.739cm" svg:y="1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13.585cm" svg:y="1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4cm" svg:x="14.432cm" svg:y="1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4cm" svg:x="12.739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13.585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4cm" svg:x="14.432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177cm" svg:height="1.671cm" svg:x="7cm" svg:y="11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7cm" svg:y1="11.997cm" svg:x2="11.177cm" svg:y2="11.997cm">
              <text:p/>
            </draw:line>
            <draw:line draw:style-name="gr14" draw:text-style-name="P1" draw:layer="layout" svg:x1="7.836cm" svg:y1="11.162cm" svg:x2="7.836cm" svg:y2="12.833cm">
              <text:p/>
            </draw:line>
            <draw:line draw:style-name="gr14" draw:text-style-name="P1" draw:layer="layout" svg:x1="8.671cm" svg:y1="11.162cm" svg:x2="8.671cm" svg:y2="12.833cm">
              <text:p/>
            </draw:line>
            <draw:line draw:style-name="gr14" draw:text-style-name="P1" draw:layer="layout" svg:x1="9.506cm" svg:y1="11.162cm" svg:x2="9.506cm" svg:y2="12.833cm">
              <text:p/>
            </draw:line>
            <draw:line draw:style-name="gr14" draw:text-style-name="P1" draw:layer="layout" svg:x1="10.342cm" svg:y1="11.162cm" svg:x2="10.342cm" svg:y2="12.833cm">
              <text:p/>
            </draw:line>
          </draw:g>
          <draw:custom-shape draw:style-name="gr11" draw:text-style-name="P1" draw:layer="layout" svg:width="0.835cm" svg:height="0.167cm" svg:x="7.83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6cm" svg:height="0.167cm" svg:x="9.50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5cm" svg:height="0.167cm" svg:x="7.836cm" svg:y="12.83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6cm" svg:height="0.167cm" svg:x="9.506cm" svg:y="12.8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5cm" svg:x="7.239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8.085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5cm" svg:x="8.932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9.779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7.239cm" svg:y="1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8.085cm" svg:y="1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5cm" svg:x="8.932cm" svg:y="1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2" draw:text-style-name="P1" draw:layer="layout" svg:width="4.177cm" svg:height="1.671cm" svg:x="30.323cm" svg:y="2.6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3" draw:text-style-name="P1" draw:layer="layout" svg:x1="30.323cm" svg:y1="3.502cm" svg:x2="34.5cm" svg:y2="3.502cm">
                <text:p/>
              </draw:line>
              <draw:line draw:style-name="gr14" draw:text-style-name="P1" draw:layer="layout" svg:x1="31.158cm" svg:y1="2.667cm" svg:x2="31.158cm" svg:y2="4.338cm">
                <text:p/>
              </draw:line>
              <draw:line draw:style-name="gr14" draw:text-style-name="P1" draw:layer="layout" svg:x1="31.994cm" svg:y1="2.667cm" svg:x2="31.994cm" svg:y2="4.338cm">
                <text:p/>
              </draw:line>
              <draw:line draw:style-name="gr14" draw:text-style-name="P1" draw:layer="layout" svg:x1="32.829cm" svg:y1="2.667cm" svg:x2="32.829cm" svg:y2="4.338cm">
                <text:p/>
              </draw:line>
              <draw:line draw:style-name="gr14" draw:text-style-name="P1" draw:layer="layout" svg:x1="33.664cm" svg:y1="2.667cm" svg:x2="33.664cm" svg:y2="4.338cm">
                <text:p/>
              </draw:line>
            </draw:g>
            <draw:custom-shape draw:style-name="gr11" draw:text-style-name="P1" draw:layer="layout" svg:width="0.836cm" svg:height="0.167cm" svg:x="31.158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0.835cm" svg:height="0.167cm" svg:x="32.829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0.836cm" svg:height="0.167cm" svg:x="31.158cm" svg:y="4.33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0.835cm" svg:height="0.167cm" svg:x="32.829cm" svg:y="4.33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1" draw:layer="layout" svg:width="0.384cm" svg:height="0.384cm" svg:x="30.562cm" svg:y="2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177cm" svg:height="1.671cm" svg:x="18.323cm" svg:y="15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18.323cm" svg:y1="16.498cm" svg:x2="22.5cm" svg:y2="16.498cm">
              <text:p/>
            </draw:line>
            <draw:line draw:style-name="gr14" draw:text-style-name="P1" draw:layer="layout" svg:x1="19.159cm" svg:y1="15.662cm" svg:x2="19.159cm" svg:y2="17.333cm">
              <text:p/>
            </draw:line>
            <draw:line draw:style-name="gr14" draw:text-style-name="P1" draw:layer="layout" svg:x1="19.994cm" svg:y1="15.662cm" svg:x2="19.994cm" svg:y2="17.333cm">
              <text:p/>
            </draw:line>
            <draw:line draw:style-name="gr14" draw:text-style-name="P1" draw:layer="layout" svg:x1="20.829cm" svg:y1="15.662cm" svg:x2="20.829cm" svg:y2="17.333cm">
              <text:p/>
            </draw:line>
            <draw:line draw:style-name="gr14" draw:text-style-name="P1" draw:layer="layout" svg:x1="21.665cm" svg:y1="15.662cm" svg:x2="21.665cm" svg:y2="17.333cm">
              <text:p/>
            </draw:line>
          </draw:g>
          <draw:custom-shape draw:style-name="gr11" draw:text-style-name="P1" draw:layer="layout" svg:width="0.835cm" svg:height="0.167cm" svg:x="19.159cm" svg:y="15.49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6cm" svg:height="0.167cm" svg:x="20.829cm" svg:y="15.49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5cm" svg:height="0.167cm" svg:x="19.159cm" svg:y="17.33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6cm" svg:height="0.167cm" svg:x="20.829cm" svg:y="17.3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5cm" svg:x="18.56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19.408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5cm" svg:x="20.255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21.10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18.562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19.408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5cm" svg:x="20.255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21.102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177cm" svg:height="1.671cm" svg:x="7cm" svg:y="15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7cm" svg:y1="16.498cm" svg:x2="11.177cm" svg:y2="16.498cm">
              <text:p/>
            </draw:line>
            <draw:line draw:style-name="gr14" draw:text-style-name="P1" draw:layer="layout" svg:x1="7.836cm" svg:y1="15.662cm" svg:x2="7.836cm" svg:y2="17.333cm">
              <text:p/>
            </draw:line>
            <draw:line draw:style-name="gr14" draw:text-style-name="P1" draw:layer="layout" svg:x1="8.671cm" svg:y1="15.662cm" svg:x2="8.671cm" svg:y2="17.333cm">
              <text:p/>
            </draw:line>
            <draw:line draw:style-name="gr14" draw:text-style-name="P1" draw:layer="layout" svg:x1="9.506cm" svg:y1="15.662cm" svg:x2="9.506cm" svg:y2="17.333cm">
              <text:p/>
            </draw:line>
            <draw:line draw:style-name="gr14" draw:text-style-name="P1" draw:layer="layout" svg:x1="10.342cm" svg:y1="15.662cm" svg:x2="10.342cm" svg:y2="17.333cm">
              <text:p/>
            </draw:line>
          </draw:g>
          <draw:custom-shape draw:style-name="gr11" draw:text-style-name="P1" draw:layer="layout" svg:width="0.835cm" svg:height="0.167cm" svg:x="7.836cm" svg:y="15.49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6cm" svg:height="0.167cm" svg:x="9.506cm" svg:y="15.49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5cm" svg:height="0.167cm" svg:x="7.836cm" svg:y="17.33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6cm" svg:height="0.167cm" svg:x="9.506cm" svg:y="17.3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4cm" svg:x="7.239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8.085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4cm" svg:x="8.93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9.779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4cm" svg:x="10.54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7.239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8.085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5cm" svg:x="8.932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9.779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177cm" svg:height="1.671cm" svg:x="12.823cm" svg:y="6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12.823cm" svg:y1="7.497cm" svg:x2="17cm" svg:y2="7.497cm">
              <text:p/>
            </draw:line>
            <draw:line draw:style-name="gr14" draw:text-style-name="P1" draw:layer="layout" svg:x1="13.659cm" svg:y1="6.662cm" svg:x2="13.659cm" svg:y2="8.333cm">
              <text:p/>
            </draw:line>
            <draw:line draw:style-name="gr14" draw:text-style-name="P1" draw:layer="layout" svg:x1="14.494cm" svg:y1="6.662cm" svg:x2="14.494cm" svg:y2="8.333cm">
              <text:p/>
            </draw:line>
            <draw:line draw:style-name="gr14" draw:text-style-name="P1" draw:layer="layout" svg:x1="15.329cm" svg:y1="6.662cm" svg:x2="15.329cm" svg:y2="8.333cm">
              <text:p/>
            </draw:line>
            <draw:line draw:style-name="gr14" draw:text-style-name="P1" draw:layer="layout" svg:x1="16.165cm" svg:y1="6.662cm" svg:x2="16.165cm" svg:y2="8.333cm">
              <text:p/>
            </draw:line>
          </draw:g>
          <draw:custom-shape draw:style-name="gr11" draw:text-style-name="P1" draw:layer="layout" svg:width="0.835cm" svg:height="0.167cm" svg:x="13.659cm" svg:y="6.49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6cm" svg:height="0.167cm" svg:x="15.329cm" svg:y="6.49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5cm" svg:height="0.167cm" svg:x="13.659cm" svg:y="8.33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6cm" svg:height="0.167cm" svg:x="15.329cm" svg:y="8.3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4cm" svg:x="13.062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13.908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4cm" svg:x="14.755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15.602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4cm" svg:x="16.365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13.062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13.908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5cm" svg:x="14.755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15.602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16.365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177cm" svg:height="1.671cm" svg:x="12.636cm" svg:y="15.7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12.636cm" svg:y1="16.584cm" svg:x2="16.813cm" svg:y2="16.584cm">
              <text:p/>
            </draw:line>
            <draw:line draw:style-name="gr14" draw:text-style-name="P1" draw:layer="layout" svg:x1="13.471cm" svg:y1="15.749cm" svg:x2="13.471cm" svg:y2="17.42cm">
              <text:p/>
            </draw:line>
            <draw:line draw:style-name="gr14" draw:text-style-name="P1" draw:layer="layout" svg:x1="14.307cm" svg:y1="15.749cm" svg:x2="14.307cm" svg:y2="17.42cm">
              <text:p/>
            </draw:line>
            <draw:line draw:style-name="gr14" draw:text-style-name="P1" draw:layer="layout" svg:x1="15.142cm" svg:y1="15.749cm" svg:x2="15.142cm" svg:y2="17.42cm">
              <text:p/>
            </draw:line>
            <draw:line draw:style-name="gr14" draw:text-style-name="P1" draw:layer="layout" svg:x1="15.977cm" svg:y1="15.749cm" svg:x2="15.977cm" svg:y2="17.42cm">
              <text:p/>
            </draw:line>
          </draw:g>
          <draw:custom-shape draw:style-name="gr11" draw:text-style-name="P1" draw:layer="layout" svg:width="0.836cm" svg:height="0.167cm" svg:x="13.471cm" svg:y="15.58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5cm" svg:height="0.167cm" svg:x="15.142cm" svg:y="15.58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6cm" svg:height="0.167cm" svg:x="13.471cm" svg:y="17.4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5cm" svg:height="0.167cm" svg:x="15.142cm" svg:y="17.4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5cm" svg:x="12.875cm" svg:y="15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12.875cm" svg:y="16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177cm" svg:height="1.671cm" svg:x="18.323cm" svg:y="11.1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18.323cm" svg:y1="12.003cm" svg:x2="22.5cm" svg:y2="12.003cm">
              <text:p/>
            </draw:line>
            <draw:line draw:style-name="gr14" draw:text-style-name="P1" draw:layer="layout" svg:x1="19.158cm" svg:y1="11.167cm" svg:x2="19.158cm" svg:y2="12.838cm">
              <text:p/>
            </draw:line>
            <draw:line draw:style-name="gr14" draw:text-style-name="P1" draw:layer="layout" svg:x1="19.994cm" svg:y1="11.167cm" svg:x2="19.994cm" svg:y2="12.838cm">
              <text:p/>
            </draw:line>
            <draw:line draw:style-name="gr14" draw:text-style-name="P1" draw:layer="layout" svg:x1="20.829cm" svg:y1="11.167cm" svg:x2="20.829cm" svg:y2="12.838cm">
              <text:p/>
            </draw:line>
            <draw:line draw:style-name="gr14" draw:text-style-name="P1" draw:layer="layout" svg:x1="21.664cm" svg:y1="11.167cm" svg:x2="21.664cm" svg:y2="12.838cm">
              <text:p/>
            </draw:line>
          </draw:g>
          <draw:custom-shape draw:style-name="gr11" draw:text-style-name="P1" draw:layer="layout" svg:width="0.836cm" svg:height="0.167cm" svg:x="19.158cm" svg:y="1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5cm" svg:height="0.167cm" svg:x="20.829cm" svg:y="1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6cm" svg:height="0.167cm" svg:x="19.158cm" svg:y="12.83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5cm" svg:height="0.167cm" svg:x="20.829cm" svg:y="12.83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5cm" svg:x="18.562cm" svg:y="11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19.408cm" svg:y="11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18.562cm" svg:y="12.1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177cm" svg:height="1.671cm" svg:x="7.323cm" svg:y="6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7.323cm" svg:y1="7.498cm" svg:x2="11.5cm" svg:y2="7.498cm">
              <text:p/>
            </draw:line>
            <draw:line draw:style-name="gr14" draw:text-style-name="P1" draw:layer="layout" svg:x1="8.158cm" svg:y1="6.662cm" svg:x2="8.158cm" svg:y2="8.333cm">
              <text:p/>
            </draw:line>
            <draw:line draw:style-name="gr14" draw:text-style-name="P1" draw:layer="layout" svg:x1="8.994cm" svg:y1="6.662cm" svg:x2="8.994cm" svg:y2="8.333cm">
              <text:p/>
            </draw:line>
            <draw:line draw:style-name="gr14" draw:text-style-name="P1" draw:layer="layout" svg:x1="9.829cm" svg:y1="6.662cm" svg:x2="9.829cm" svg:y2="8.333cm">
              <text:p/>
            </draw:line>
            <draw:line draw:style-name="gr14" draw:text-style-name="P1" draw:layer="layout" svg:x1="10.664cm" svg:y1="6.662cm" svg:x2="10.664cm" svg:y2="8.333cm">
              <text:p/>
            </draw:line>
          </draw:g>
          <draw:custom-shape draw:style-name="gr11" draw:text-style-name="P1" draw:layer="layout" svg:width="0.836cm" svg:height="0.167cm" svg:x="8.158cm" svg:y="6.49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5cm" svg:height="0.167cm" svg:x="9.829cm" svg:y="6.49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6cm" svg:height="0.167cm" svg:x="8.158cm" svg:y="8.33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5cm" svg:height="0.167cm" svg:x="9.829cm" svg:y="8.3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4cm" svg:x="7.562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8.408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7.562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8.408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4.177cm" svg:height="1.671cm" svg:x="18.323cm" svg:y="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1" draw:layer="layout" svg:x1="18.323cm" svg:y1="7.502cm" svg:x2="22.5cm" svg:y2="7.502cm">
            <text:p/>
          </draw:line>
          <draw:line draw:style-name="gr16" draw:text-style-name="P1" draw:layer="layout" svg:x1="19.158cm" svg:y1="6.667cm" svg:x2="19.158cm" svg:y2="8.338cm">
            <text:p/>
          </draw:line>
          <draw:line draw:style-name="gr16" draw:text-style-name="P1" draw:layer="layout" svg:x1="19.994cm" svg:y1="6.667cm" svg:x2="19.994cm" svg:y2="8.338cm">
            <text:p/>
          </draw:line>
          <draw:line draw:style-name="gr16" draw:text-style-name="P1" draw:layer="layout" svg:x1="20.829cm" svg:y1="6.667cm" svg:x2="20.829cm" svg:y2="8.338cm">
            <text:p/>
          </draw:line>
          <draw:line draw:style-name="gr16" draw:text-style-name="P1" draw:layer="layout" svg:x1="21.664cm" svg:y1="6.667cm" svg:x2="21.664cm" svg:y2="8.338cm">
            <text:p/>
          </draw:line>
          <draw:custom-shape draw:style-name="gr11" draw:text-style-name="P1" draw:layer="layout" svg:width="0.836cm" svg:height="0.167cm" svg:x="19.158cm" svg:y="6.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5cm" svg:height="0.167cm" svg:x="20.829cm" svg:y="6.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6cm" svg:height="0.167cm" svg:x="19.158cm" svg:y="8.33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835cm" svg:height="0.167cm" svg:x="20.829cm" svg:y="8.33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4cm" svg:x="18.562cm" svg:y="6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19.408cm" svg:y="6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20.255cm" svg:y="6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18.562cm" svg:y="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19.408cm" svg:y="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4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gr4" draw:layer="layout" svg:width="4.5cm" svg:height="2.75cm" svg:x="30cm" svg:y="1cm">
          <draw:text-box>
            <text:p>s 5</text:p>
          </draw:text-box>
        </draw:frame>
        <draw:frame draw:style-name="gr17" draw:text-style-name="P1" draw:layer="layout" svg:width="2.32cm" svg:height="2.32cm" svg:x="18cm" svg:y="11.09cm">
          <draw:image xlink:href="Pictures/100000000000007E0000007E02CD2C8A.gif" xlink:type="simple" xlink:show="embed" xlink:actuate="onLoad">
            <text:p/>
          </draw:image>
        </draw:frame>
        <draw:frame draw:style-name="gr18" draw:text-style-name="P1" draw:layer="layout" svg:width="2.376cm" svg:height="2.376cm" svg:x="14.624cm" svg:y="15.5cm">
          <draw:image xlink:href="Pictures/10000000000000760000007627A58627.gif" xlink:type="simple" xlink:show="embed" xlink:actuate="onLoad">
            <text:p/>
          </draw:image>
        </draw:frame>
        <draw:frame draw:style-name="gr18" draw:text-style-name="P1" draw:layer="layout" svg:width="2.417cm" svg:height="2.416cm" svg:x="20.328cm" svg:y="11cm">
          <draw:image xlink:href="Pictures/100000000000007800000078171A3D7B.gif" xlink:type="simple" xlink:show="embed" xlink:actuate="onLoad">
            <text:p/>
          </draw:image>
        </draw:frame>
        <draw:frame draw:style-name="gr18" draw:text-style-name="P1" draw:layer="layout" svg:width="2.237cm" svg:height="2.235cm" svg:x="9.477cm" svg:y="10.5cm">
          <draw:image xlink:href="Pictures/100000000000007B0000007B2A80E7DB.gif" xlink:type="simple" xlink:show="embed" xlink:actuate="onLoad">
            <text:p/>
          </draw:image>
        </draw:frame>
        <draw:frame draw:style-name="gr18" draw:text-style-name="P1" draw:layer="layout" svg:width="2.175cm" svg:height="2.176cm" svg:x="9.425cm" svg:y="6.562cm">
          <draw:image xlink:href="Pictures/100000000000006900000069C0381401.gif" xlink:type="simple" xlink:show="embed" xlink:actuate="onLoad">
            <text:p/>
          </draw:image>
        </draw:frame>
        <draw:frame draw:style-name="gr17" draw:text-style-name="P1" draw:layer="layout" svg:width="2.722cm" svg:height="2.719cm" svg:x="7.778cm" svg:y="15.281cm">
          <draw:image xlink:href="Pictures/100000000000007800000078171A3D7B.gif" xlink:type="simple" xlink:show="embed" xlink:actuate="onLoad">
            <text:p/>
          </draw:image>
        </draw:frame>
        <draw:frame draw:style-name="gr17" draw:text-style-name="P1" draw:layer="layout" svg:width="2.518cm" svg:height="2.515cm" svg:x="19cm" svg:y="5.985cm">
          <draw:image xlink:href="Pictures/100000000000007B0000007B2A80E7DB.gif" xlink:type="simple" xlink:show="embed" xlink:actuate="onLoad">
            <text:p/>
          </draw:image>
        </draw:frame>
        <draw:frame draw:style-name="gr17" draw:text-style-name="P1" draw:layer="layout" svg:width="2.612cm" svg:height="2.613cm" svg:x="18.888cm" svg:y="15.387cm">
          <draw:image xlink:href="Pictures/100000000000007E0000007E02CD2C8A.gif" xlink:type="simple" xlink:show="embed" xlink:actuate="onLoad">
            <text:p/>
          </draw:image>
        </draw:frame>
        <draw:frame draw:style-name="gr17" draw:text-style-name="P1" draw:layer="layout" svg:width="2.321cm" svg:height="2.32cm" svg:x="6.885cm" svg:y="6.5cm">
          <draw:image xlink:href="Pictures/100000000000007E0000007E02CD2C8A.gif" xlink:type="simple" xlink:show="embed" xlink:actuate="onLoad">
            <text:p/>
          </draw:image>
        </draw:frame>
        <draw:frame draw:style-name="gr17" draw:text-style-name="P1" draw:layer="layout" svg:width="2.321cm" svg:height="2.321cm" svg:x="12.167cm" svg:y="15.586cm">
          <draw:image xlink:href="Pictures/100000000000007E0000007E02CD2C8A.gif" xlink:type="simple" xlink:show="embed" xlink:actuate="onLoad">
            <text:p/>
          </draw:image>
        </draw:frame>
        <draw:frame draw:style-name="gr17" draw:text-style-name="P1" draw:layer="layout" svg:width="2.321cm" svg:height="2.322cm" svg:x="7cm" svg:y="10.509cm">
          <draw:image xlink:href="Pictures/100000000000007E0000007E02CD2C8A.gif" xlink:type="simple" xlink:show="embed" xlink:actuate="onLoad">
            <text:p/>
          </draw:image>
        </draw:frame>
        <draw:frame draw:style-name="gr17" draw:text-style-name="P1" draw:layer="layout" svg:width="2.321cm" svg:height="2.32cm" svg:x="12.5cm" svg:y="6.18cm">
          <draw:image xlink:href="Pictures/100000000000007E0000007E02CD2C8A.gif" xlink:type="simple" xlink:show="embed" xlink:actuate="onLoad">
            <text:p/>
          </draw:image>
        </draw:frame>
        <draw:frame draw:style-name="gr18" draw:text-style-name="P1" draw:layer="layout" svg:width="2.321cm" svg:height="2.32cm" svg:x="14.793cm" svg:y="6.18cm">
          <draw:image xlink:href="Pictures/100000000000007E0000007E02CD2C8A.gif" xlink:type="simple" xlink:show="embed" xlink:actuate="onLoad">
            <text:p/>
          </draw:image>
        </draw:frame>
        <draw:frame draw:style-name="gr17" draw:text-style-name="P1" draw:layer="layout" svg:width="2.675cm" svg:height="2.675cm" svg:x="13.325cm" svg:y="10.5cm">
          <draw:image xlink:href="Pictures/10000000000000760000007627A58627.gif" xlink:type="simple" xlink:show="embed" xlink:actuate="onLoad">
            <text:p/>
          </draw:image>
        </draw:frame>
        <draw:frame draw:style-name="gr17" draw:text-style-name="P1" draw:layer="layout" svg:width="2.447cm" svg:height="2.448cm" svg:x="-13.367cm" svg:y="-0.08cm">
          <draw:image xlink:href="Pictures/100000000000006900000069C0381401.gif" xlink:type="simple" xlink:show="embed" xlink:actuate="onLoad">
            <text:p/>
          </draw:image>
        </draw:frame>
        <draw:frame draw:style-name="gr17" draw:text-style-name="P1" draw:layer="layout" svg:width="2.175cm" svg:height="2.176cm" svg:x="30.999cm" svg:y="2.824cm">
          <draw:image xlink:href="Pictures/100000000000006900000069C0381401.gif" xlink:type="simple" xlink:show="embed" xlink:actuate="onLoad">
            <text:p/>
          </draw:image>
        </draw:frame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5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4" draw:layer="layout" svg:width="4.5cm" svg:height="2.75cm" svg:x="30cm" svg:y="1cm">
          <draw:text-box>
            <text:p>s 6</text:p>
          </draw:text-box>
        </draw:frame>
        <draw:g>
          <draw:custom-shape draw:style-name="gr19" draw:text-style-name="P1" draw:layer="layout" svg:width="0.857cm" svg:height="0.857cm" svg:x="7.214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858cm" svg:height="0.857cm" svg:x="8.071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857cm" svg:height="0.857cm" svg:x="8.929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857cm" svg:height="0.857cm" svg:x="9.786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857cm" svg:height="0.857cm" svg:x="10.643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1" draw:layer="layout" svg:width="0.857cm" svg:height="0.857cm" svg:x="30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" draw:text-style-name="P3" draw:layer="layout" svg:width="0.857cm" svg:height="0.857cm" svg:x="19.286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" draw:layer="layout" svg:width="0.857cm" svg:height="0.857cm" svg:x="20.14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" draw:text-style-name="P3" draw:layer="layout" svg:width="0.857cm" svg:height="0.857cm" svg:x="13.071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857cm" svg:height="0.857cm" svg:x="13.928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0.857cm" svg:height="0.857cm" svg:x="14.78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3" draw:layer="layout" svg:width="0.858cm" svg:height="0.857cm" svg:x="15.642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3" draw:layer="layout" svg:width="0.857cm" svg:height="0.858cm" svg:x="8cm" svg:y="11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" draw:layer="layout" svg:width="0.857cm" svg:height="0.858cm" svg:x="8.857cm" svg:y="11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3" draw:layer="layout" svg:width="0.857cm" svg:height="0.858cm" svg:x="9.714cm" svg:y="11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0" draw:text-style-name="P3" draw:layer="layout" svg:width="0.857cm" svg:height="0.857cm" svg:x="12.714cm" svg:y="7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3" draw:layer="layout" svg:width="0.857cm" svg:height="0.857cm" svg:x="13.571cm" svg:y="7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3" draw:layer="layout" svg:width="0.857cm" svg:height="0.857cm" svg:x="14.428cm" svg:y="7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3" draw:layer="layout" svg:width="0.858cm" svg:height="0.857cm" svg:x="15.285cm" svg:y="7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3" draw:layer="layout" svg:width="0.857cm" svg:height="0.857cm" svg:x="16.143cm" svg:y="7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1" draw:layer="layout" svg:width="0.857cm" svg:height="0.858cm" svg:x="7.214cm" svg:y="16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" draw:text-style-name="P1" draw:layer="layout" svg:width="0.857cm" svg:height="0.857cm" svg:x="12.5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8cm" svg:height="0.857cm" svg:x="13.357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" draw:layer="layout" svg:width="0.857cm" svg:height="0.858cm" svg:x="7.214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8cm" svg:height="0.858cm" svg:x="8.071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8cm" svg:x="8.929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8cm" svg:x="9.786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" draw:layer="layout" svg:width="0.857cm" svg:height="0.857cm" svg:x="18.214cm" svg:y="7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8cm" svg:height="0.857cm" svg:x="19.071cm" svg:y="7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19.929cm" svg:y="7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" draw:layer="layout" svg:width="0.857cm" svg:height="0.857cm" svg:x="18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858cm" svg:height="0.857cm" svg:x="18.857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857cm" svg:height="0.857cm" svg:x="19.715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857cm" svg:height="0.857cm" svg:x="20.572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857cm" svg:height="0.857cm" svg:x="21.429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" draw:layer="layout" svg:width="0.857cm" svg:height="0.857cm" svg:x="12.5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858cm" svg:height="0.857cm" svg:x="13.357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857cm" svg:height="0.857cm" svg:x="14.215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857cm" svg:height="0.857cm" svg:x="15.072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857cm" svg:height="0.857cm" svg:x="15.929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" draw:layer="layout" svg:width="0.857cm" svg:height="0.858cm" svg:x="18.214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858cm" svg:height="0.858cm" svg:x="19.071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857cm" svg:height="0.858cm" svg:x="19.929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857cm" svg:height="0.858cm" svg:x="20.786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857cm" svg:height="0.858cm" svg:x="21.643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" draw:layer="layout" svg:width="0.857cm" svg:height="0.857cm" svg:x="7.214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858cm" svg:height="0.857cm" svg:x="8.071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857cm" svg:height="0.857cm" svg:x="8.929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857cm" svg:height="0.857cm" svg:x="9.786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857cm" svg:height="0.857cm" svg:x="10.643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" draw:layer="layout" svg:width="0.857cm" svg:height="0.857cm" svg:x="18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858cm" svg:height="0.857cm" svg:x="18.857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857cm" svg:height="0.857cm" svg:x="19.715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857cm" svg:height="0.857cm" svg:x="20.572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857cm" svg:height="0.857cm" svg:x="21.429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6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6.svm" xlink:type="simple" xlink:show="embed" xlink:actuate="onLoad"/>
        </draw:frame>
        <draw:frame draw:style-name="gr4" draw:layer="layout" svg:width="4.5cm" svg:height="2.75cm" svg:x="30cm" svg:y="1cm">
          <draw:text-box>
            <text:p>s 7</text:p>
          </draw:text-box>
        </draw:frame>
        <draw:custom-shape draw:style-name="gr35" draw:text-style-name="P1" draw:layer="layout" svg:width="1.273cm" svg:height="1.273cm" svg:x="8.378cm" svg:y="16.22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1.273cm" svg:height="1.274cm" svg:x="7.529cm" svg:y="14.95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1.273cm" svg:height="1.274cm" svg:x="9.227cm" svg:y="14.95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1.455cm" svg:height="1.455cm" svg:x="13cm" svg:y="10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1.455cm" svg:height="1.455cm" svg:x="14.94cm" svg:y="11.72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2.547cm" svg:height="2.546cm" svg:x="30.453cm" svg:y="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1.106cm" svg:height="1.106cm" svg:x="8.896cm" svg:y="5.9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1.105cm" svg:height="1.106cm" svg:x="10.518cm" svg:y="5.9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1.106cm" svg:height="1.106cm" svg:x="9.633cm" svg:y="7.39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1.106cm" svg:height="1.106cm" svg:x="7.2cm" svg:y="5.9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1.105cm" svg:height="1.106cm" svg:x="7.938cm" svg:y="7.39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0.849cm" svg:height="0.849cm" svg:x="8.906cm" svg:y="11.3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0.849cm" svg:height="0.849cm" svg:x="10.151cm" svg:y="11.3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0.85cm" svg:height="0.848cm" svg:x="9.472cm" svg:y="12.5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0.849cm" svg:height="0.849cm" svg:x="7.604cm" svg:y="11.3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0.848cm" svg:height="0.848cm" svg:x="8.171cm" svg:y="12.5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0.849cm" svg:height="0.849cm" svg:x="9.529cm" svg:y="10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0.849cm" svg:height="0.849cm" svg:x="8.227cm" svg:y="10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0.849cm" svg:height="0.849cm" svg:x="21.051cm" svg:y="15.77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0.849cm" svg:height="0.848cm" svg:x="20.372cm" svg:y="16.9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0.849cm" svg:height="0.849cm" svg:x="18.504cm" svg:y="15.77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0.849cm" svg:height="0.848cm" svg:x="19.07cm" svg:y="16.9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0.849cm" svg:height="0.849cm" svg:x="20.429cm" svg:y="14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0.85cm" svg:height="0.849cm" svg:x="19.126cm" svg:y="14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g>
          <draw:custom-shape draw:style-name="gr35" draw:text-style-name="P1" draw:layer="layout" svg:width="1.116cm" svg:height="1.116cm" svg:x="19.877cm" svg:y="7.78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1.117cm" svg:height="1.116cm" svg:x="19.862cm" svg:y="5.8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1.115cm" svg:height="1.116cm" svg:x="18.4cm" svg:y="6.80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1.116cm" svg:height="1.116cm" svg:x="21.256cm" svg:y="6.80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35" draw:text-style-name="P1" draw:layer="layout" svg:width="0.683cm" svg:height="0.682cm" svg:x="21.057cm" svg:y="11.29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0.683cm" svg:height="0.682cm" svg:x="20.126cm" svg:y="12.1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0.683cm" svg:height="0.682cm" svg:x="19.009cm" svg:y="11.29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0.682cm" svg:height="0.682cm" svg:x="19.079cm" svg:y="12.1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0.682cm" svg:height="0.682cm" svg:x="21.082cm" svg:y="12.1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0.683cm" svg:height="0.684cm" svg:x="20.047cm" svg:y="10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0.683cm" svg:height="0.684cm" svg:x="21.048cm" svg:y="10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0.683cm" svg:height="0.684cm" svg:x="19cm" svg:y="10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0.683cm" svg:height="0.683cm" svg:x="20.047cm" svg:y="11.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35" draw:text-style-name="P1" draw:layer="layout" svg:width="0.683cm" svg:height="0.682cm" svg:x="15.293cm" svg:y="6.9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0.682cm" svg:height="0.682cm" svg:x="14.362cm" svg:y="7.8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0.682cm" svg:height="0.682cm" svg:x="13.245cm" svg:y="6.9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0.683cm" svg:height="0.682cm" svg:x="13.314cm" svg:y="7.8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0.682cm" svg:height="0.682cm" svg:x="15.318cm" svg:y="7.8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0.682cm" svg:height="0.683cm" svg:x="14.283cm" svg:y="6.16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0.683cm" svg:height="0.683cm" svg:x="15.284cm" svg:y="6.16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0.684cm" svg:height="0.683cm" svg:x="13.235cm" svg:y="6.16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35" draw:text-style-name="P1" draw:layer="layout" svg:width="0.674cm" svg:height="0.674cm" svg:x="14.633cm" svg:y="16.46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0.674cm" svg:height="0.674cm" svg:x="15.688cm" svg:y="16.46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0.673cm" svg:height="0.674cm" svg:x="15.031cm" svg:y="17.3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0.673cm" svg:height="0.674cm" svg:x="13.6cm" svg:y="16.46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0.674cm" svg:height="0.674cm" svg:x="13.997cm" svg:y="17.3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0.675cm" svg:height="0.674cm" svg:x="14.23cm" svg:y="15.67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0.674cm" svg:height="0.674cm" svg:x="15.285cm" svg:y="15.67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0.674cm" svg:height="0.674cm" svg:x="14.755cm" svg:y="14.94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0.674cm" svg:height="0.674cm" svg:x="16.106cm" svg:y="17.3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0.674cm" svg:height="0.674cm" svg:x="13cm" svg:y="17.32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7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7.svm" xlink:type="simple" xlink:show="embed" xlink:actuate="onLoad"/>
        </draw:frame>
        <draw:frame draw:style-name="gr4" draw:layer="layout" svg:width="4.5cm" svg:height="2.75cm" svg:x="30cm" svg:y="1cm">
          <draw:text-box>
            <text:p>s 8</text:p>
          </draw:text-box>
        </draw:frame>
        <draw:custom-shape draw:style-name="gr36" draw:text-style-name="P1" draw:layer="layout" svg:width="0.83cm" svg:height="0.831cm" svg:x="30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83cm" svg:height="0.83cm" svg:x="8cm" svg:y="15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0.83cm" svg:height="0.83cm" svg:x="8cm" svg:y="1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0.83cm" svg:height="0.83cm" svg:x="18.729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0.83cm" svg:height="0.83cm" svg:x="18.729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3cm" svg:height="0.83cm" svg:x="19.229cm" svg:y="15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0.83cm" svg:height="0.83cm" svg:x="19.229cm" svg:y="1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0.83cm" svg:height="0.83cm" svg:x="20.17cm" svg:y="1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3cm" svg:height="0.83cm" svg:x="19.67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3cm" svg:height="0.83cm" svg:x="19.67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83cm" svg:height="0.83cm" svg:x="7.98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0.83cm" svg:height="0.83cm" svg:x="7.984cm" svg:y="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83cm" svg:height="0.83cm" svg:x="9.865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83cm" svg:height="0.83cm" svg:x="9.865cm" svg:y="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3cm" svg:height="0.83cm" svg:x="8.92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3cm" svg:height="0.83cm" svg:x="8.924cm" svg:y="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83cm" svg:height="0.83cm" svg:x="9.852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3cm" svg:height="0.83cm" svg:x="8.911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3cm" svg:height="0.83cm" svg:x="8.911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draw:layer="layout" svg:width="0.83cm" svg:height="0.83cm" svg:x="7.98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0.83cm" svg:height="0.83cm" svg:x="7.984cm" svg:y="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draw:layer="layout" svg:width="0.83cm" svg:height="0.83cm" svg:x="9.865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0.83cm" svg:height="0.83cm" svg:x="9.865cm" svg:y="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3cm" svg:height="0.83cm" svg:x="8.92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3cm" svg:height="0.83cm" svg:x="8.924cm" svg:y="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" draw:layer="layout" svg:width="0.831cm" svg:height="0.83cm" svg:x="18.5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0.831cm" svg:height="0.83cm" svg:x="18.5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" draw:layer="layout" svg:width="0.83cm" svg:height="0.83cm" svg:x="20.382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" draw:layer="layout" svg:width="0.83cm" svg:height="0.83cm" svg:x="20.382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3cm" svg:height="0.83cm" svg:x="19.441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3cm" svg:height="0.83cm" svg:x="19.441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" draw:layer="layout" svg:width="0.83cm" svg:height="0.83cm" svg:x="12.848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" draw:layer="layout" svg:width="0.83cm" svg:height="0.83cm" svg:x="12.848cm" svg:y="16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" draw:layer="layout" svg:width="0.83cm" svg:height="0.83cm" svg:x="14.729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" draw:layer="layout" svg:width="0.83cm" svg:height="0.83cm" svg:x="14.729cm" svg:y="16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29cm" svg:height="0.83cm" svg:x="13.789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29cm" svg:height="0.83cm" svg:x="13.789cm" svg:y="16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0.83cm" svg:height="0.83cm" svg:x="21.323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3cm" svg:height="0.83cm" svg:x="15.67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3cm" svg:height="0.83cm" svg:x="15.67cm" svg:y="16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" draw:layer="layout" svg:width="0.829cm" svg:height="0.83cm" svg:x="12.408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" draw:layer="layout" svg:width="0.829cm" svg:height="0.83cm" svg:x="12.408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" draw:layer="layout" svg:width="0.83cm" svg:height="0.83cm" svg:x="14.289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83cm" svg:height="0.83cm" svg:x="14.289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3cm" svg:height="0.83cm" svg:x="13.348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3cm" svg:height="0.83cm" svg:x="13.348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83cm" svg:height="0.83cm" svg:x="16.17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3cm" svg:height="0.83cm" svg:x="15.229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3cm" svg:height="0.83cm" svg:x="15.229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" draw:layer="layout" svg:width="0.829cm" svg:height="0.83cm" svg:x="12.5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" draw:layer="layout" svg:width="0.829cm" svg:height="0.83cm" svg:x="12.5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" draw:layer="layout" svg:width="0.83cm" svg:height="0.83cm" svg:x="14.381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" draw:layer="layout" svg:width="0.83cm" svg:height="0.83cm" svg:x="14.381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3cm" svg:height="0.83cm" svg:x="13.44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3cm" svg:height="0.83cm" svg:x="13.44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" draw:layer="layout" svg:width="0.83cm" svg:height="0.83cm" svg:x="16.262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3cm" svg:height="0.83cm" svg:x="15.321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3cm" svg:height="0.83cm" svg:x="15.321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83cm" svg:height="0.83cm" svg:x="16.262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" draw:layer="layout" svg:width="0.83cm" svg:height="0.83cm" svg:x="8cm" svg:y="11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" draw:layer="layout" svg:width="0.83cm" svg:height="0.83cm" svg:x="8cm" svg:y="12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8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8.svm" xlink:type="simple" xlink:show="embed" xlink:actuate="onLoad"/>
        </draw:frame>
        <draw:frame draw:style-name="gr4" draw:layer="layout" svg:width="4.5cm" svg:height="2.75cm" svg:x="30cm" svg:y="1cm">
          <draw:text-box>
            <text:p>s 9</text:p>
          </draw:text-box>
        </draw:frame>
        <draw:g>
          <draw:custom-shape draw:style-name="gr10" draw:text-style-name="P1" draw:layer="layout" svg:width="1.726cm" svg:height="1.726cm" svg:x="30.344cm" svg:y="2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" draw:layer="layout" svg:width="1.726cm" svg:height="1.727cm" svg:x="14.875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46cm" svg:height="0.346cm" svg:x="15.15cm" svg:y="15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6cm" svg:height="0.346cm" svg:x="15.15cm" svg:y="15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5cm" svg:x="15.979cm" svg:y="16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6cm" svg:x="15.979cm" svg:y="15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6cm" svg:height="0.345cm" svg:x="15.15cm" svg:y="16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726cm" svg:height="1.727cm" svg:x="20.32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46cm" svg:height="0.346cm" svg:x="20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6cm" svg:height="0.346cm" svg:x="20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6cm" svg:x="21.42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727cm" svg:height="1.726cm" svg:x="14.874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45cm" svg:height="0.346cm" svg:x="15.15cm" svg:y="7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6cm" svg:x="15.15cm" svg:y="7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6cm" svg:height="0.345cm" svg:x="15.564cm" svg:y="7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6cm" svg:height="0.345cm" svg:x="15.978cm" svg:y="7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726cm" svg:height="1.726cm" svg:x="18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46cm" svg:height="0.345cm" svg:x="18.689cm" svg:y="16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726cm" svg:height="1.728cm" svg:x="15.274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46cm" svg:height="0.345cm" svg:x="15.549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6cm" svg:height="0.345cm" svg:x="15.549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6cm" svg:height="0.346cm" svg:x="15.963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5cm" svg:x="16.378cm" svg:y="12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5cm" svg:x="16.378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6cm" svg:height="0.345cm" svg:x="15.549cm" svg:y="12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727cm" svg:height="1.726cm" svg:x="18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45cm" svg:height="0.346cm" svg:x="18.276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6cm" svg:x="18.276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6cm" svg:x="19.105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6cm" svg:x="19.105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6cm" svg:x="18.276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726cm" svg:height="1.727cm" svg:x="9.32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46cm" svg:height="0.346cm" svg:x="9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6cm" svg:height="0.346cm" svg:x="9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6cm" svg:x="10.42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727cm" svg:height="1.726cm" svg:x="18.344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45cm" svg:height="0.346cm" svg:x="18.62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6cm" svg:x="18.62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6cm" svg:height="0.346cm" svg:x="19.034cm" svg:y="11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5cm" svg:x="19.449cm" svg:y="12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726cm" svg:height="1.727cm" svg:x="12.899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45cm" svg:height="0.346cm" svg:x="13.17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6cm" svg:x="13.17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5cm" svg:x="13.589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6cm" svg:height="0.345cm" svg:x="14.003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6cm" svg:height="0.346cm" svg:x="14.003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5cm" svg:x="13.175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726cm" svg:height="1.727cm" svg:x="20.375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45cm" svg:height="0.346cm" svg:x="20.651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6cm" svg:x="20.651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5cm" svg:x="21.065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6cm" svg:height="0.346cm" svg:x="21.479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6cm" svg:height="0.346cm" svg:x="21.479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6cm" svg:x="20.651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727cm" svg:height="1.726cm" svg:x="32.773cm" svg:y="2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46cm" svg:height="0.346cm" svg:x="33.463cm" svg:y="2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726cm" svg:height="1.726cm" svg:x="7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45cm" svg:height="0.345cm" svg:x="7.69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726cm" svg:height="1.726cm" svg:x="9.375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46cm" svg:height="0.345cm" svg:x="10.064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726cm" svg:height="1.727cm" svg:x="7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46cm" svg:height="0.346cm" svg:x="7.27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6cm" svg:height="0.346cm" svg:x="7.27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6cm" svg:x="8.10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726cm" svg:height="1.727cm" svg:x="12.5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46cm" svg:height="0.346cm" svg:x="12.775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6cm" svg:height="0.346cm" svg:x="12.775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6cm" svg:x="13.604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726cm" svg:height="1.726cm" svg:x="20.774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46cm" svg:height="0.346cm" svg:x="21.049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6cm" svg:height="0.346cm" svg:x="21.049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6cm" svg:height="0.346cm" svg:x="21.463cm" svg:y="11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5cm" svg:x="21.878cm" svg:y="12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726cm" svg:height="1.727cm" svg:x="12.5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45cm" svg:height="0.345cm" svg:x="12.776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5cm" svg:x="12.776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6cm" svg:x="13.19cm" svg:y="16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6cm" svg:height="0.345cm" svg:x="13.60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726cm" svg:height="1.726cm" svg:x="7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45cm" svg:height="0.346cm" svg:x="7.276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6cm" svg:x="7.276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6cm" svg:height="0.346cm" svg:x="8.104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6cm" svg:height="0.346cm" svg:x="8.104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6cm" svg:x="7.276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1.726cm" svg:height="1.726cm" svg:x="9.375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46cm" svg:height="0.346cm" svg:x="9.6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6cm" svg:height="0.346cm" svg:x="9.6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6cm" svg:x="10.479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5cm" svg:height="0.346cm" svg:x="10.479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46cm" svg:height="0.346cm" svg:x="9.65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9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9.svm" xlink:type="simple" xlink:show="embed" xlink:actuate="onLoad"/>
        </draw:frame>
        <draw:frame draw:style-name="gr4" draw:layer="layout" svg:width="4.5cm" svg:height="2.75cm" svg:x="30cm" svg:y="1cm">
          <draw:text-box>
            <text:p>s 8</text:p>
          </draw:text-box>
        </draw:frame>
        <draw:g>
          <draw:g>
            <draw:custom-shape draw:style-name="gr6" draw:text-style-name="P1" draw:layer="layout" svg:width="4.354cm" svg:height="1.742cm" svg:x="30.5cm" svg:y="2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30.5cm" svg:y1="3.629cm" svg:x2="34.854cm" svg:y2="3.629cm">
              <text:p/>
            </draw:line>
            <draw:line draw:style-name="gr8" draw:text-style-name="P1" draw:layer="layout" svg:x1="31.371cm" svg:y1="2.758cm" svg:x2="31.371cm" svg:y2="4.5cm">
              <text:p/>
            </draw:line>
            <draw:line draw:style-name="gr8" draw:text-style-name="P1" draw:layer="layout" svg:x1="32.242cm" svg:y1="2.758cm" svg:x2="32.242cm" svg:y2="4.5cm">
              <text:p/>
            </draw:line>
            <draw:line draw:style-name="gr8" draw:text-style-name="P1" draw:layer="layout" svg:x1="33.112cm" svg:y1="2.758cm" svg:x2="33.112cm" svg:y2="4.5cm">
              <text:p/>
            </draw:line>
            <draw:line draw:style-name="gr8" draw:text-style-name="P1" draw:layer="layout" svg:x1="33.983cm" svg:y1="2.758cm" svg:x2="33.983cm" svg:y2="4.5cm">
              <text:p/>
            </draw:line>
          </draw:g>
          <draw:custom-shape draw:style-name="gr9" draw:text-style-name="P1" draw:layer="layout" svg:width="0.401cm" svg:height="0.401cm" svg:x="30.749cm" svg:y="3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354cm" svg:height="1.742cm" svg:x="7.146cm" svg:y="6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7.146cm" svg:y1="7.629cm" svg:x2="11.5cm" svg:y2="7.629cm">
              <text:p/>
            </draw:line>
            <draw:line draw:style-name="gr8" draw:text-style-name="P1" draw:layer="layout" svg:x1="8.017cm" svg:y1="6.758cm" svg:x2="8.017cm" svg:y2="8.5cm">
              <text:p/>
            </draw:line>
            <draw:line draw:style-name="gr8" draw:text-style-name="P1" draw:layer="layout" svg:x1="8.888cm" svg:y1="6.758cm" svg:x2="8.888cm" svg:y2="8.5cm">
              <text:p/>
            </draw:line>
            <draw:line draw:style-name="gr8" draw:text-style-name="P1" draw:layer="layout" svg:x1="9.758cm" svg:y1="6.758cm" svg:x2="9.758cm" svg:y2="8.5cm">
              <text:p/>
            </draw:line>
            <draw:line draw:style-name="gr8" draw:text-style-name="P1" draw:layer="layout" svg:x1="10.629cm" svg:y1="6.758cm" svg:x2="10.629cm" svg:y2="8.5cm">
              <text:p/>
            </draw:line>
          </draw:g>
          <draw:custom-shape draw:style-name="gr9" draw:text-style-name="P1" draw:layer="layout" svg:width="0.401cm" svg:height="0.401cm" svg:x="7.395cm" svg:y="7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2cm" svg:height="0.401cm" svg:x="8.277cm" svg:y="7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354cm" svg:height="1.741cm" svg:x="7cm" svg:y="15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7cm" svg:y1="16.629cm" svg:x2="11.354cm" svg:y2="16.629cm">
              <text:p/>
            </draw:line>
            <draw:line draw:style-name="gr8" draw:text-style-name="P1" draw:layer="layout" svg:x1="7.871cm" svg:y1="15.758cm" svg:x2="7.871cm" svg:y2="17.5cm">
              <text:p/>
            </draw:line>
            <draw:line draw:style-name="gr8" draw:text-style-name="P1" draw:layer="layout" svg:x1="8.742cm" svg:y1="15.758cm" svg:x2="8.742cm" svg:y2="17.5cm">
              <text:p/>
            </draw:line>
            <draw:line draw:style-name="gr8" draw:text-style-name="P1" draw:layer="layout" svg:x1="9.612cm" svg:y1="15.758cm" svg:x2="9.612cm" svg:y2="17.5cm">
              <text:p/>
            </draw:line>
            <draw:line draw:style-name="gr8" draw:text-style-name="P1" draw:layer="layout" svg:x1="10.483cm" svg:y1="15.758cm" svg:x2="10.483cm" svg:y2="17.5cm">
              <text:p/>
            </draw:line>
          </draw:g>
          <draw:custom-shape draw:style-name="gr9" draw:text-style-name="P1" draw:layer="layout" svg:width="0.401cm" svg:height="0.401cm" svg:x="7.249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2cm" svg:height="0.401cm" svg:x="8.131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9.014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354cm" svg:height="1.741cm" svg:x="12.5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2.5cm" svg:y1="7.371cm" svg:x2="16.854cm" svg:y2="7.371cm">
              <text:p/>
            </draw:line>
            <draw:line draw:style-name="gr8" draw:text-style-name="P1" draw:layer="layout" svg:x1="13.37cm" svg:y1="6.5cm" svg:x2="13.37cm" svg:y2="8.242cm">
              <text:p/>
            </draw:line>
            <draw:line draw:style-name="gr8" draw:text-style-name="P1" draw:layer="layout" svg:x1="14.241cm" svg:y1="6.5cm" svg:x2="14.241cm" svg:y2="8.242cm">
              <text:p/>
            </draw:line>
            <draw:line draw:style-name="gr8" draw:text-style-name="P1" draw:layer="layout" svg:x1="15.112cm" svg:y1="6.5cm" svg:x2="15.112cm" svg:y2="8.242cm">
              <text:p/>
            </draw:line>
            <draw:line draw:style-name="gr8" draw:text-style-name="P1" draw:layer="layout" svg:x1="15.983cm" svg:y1="6.5cm" svg:x2="15.983cm" svg:y2="8.242cm">
              <text:p/>
            </draw:line>
          </draw:g>
          <draw:custom-shape draw:style-name="gr9" draw:text-style-name="P1" draw:layer="layout" svg:width="0.4cm" svg:height="0.401cm" svg:x="12.749cm" svg:y="6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3.631cm" svg:y="6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4.514cm" svg:y="6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5.396cm" svg:y="6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6.192cm" svg:y="6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cm" svg:height="0.402cm" svg:x="12.749cm" svg:y="7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2cm" svg:x="13.631cm" svg:y="7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354cm" svg:height="1.741cm" svg:x="7cm" svg:y="11.2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7cm" svg:y1="12.129cm" svg:x2="11.354cm" svg:y2="12.129cm">
              <text:p/>
            </draw:line>
            <draw:line draw:style-name="gr8" draw:text-style-name="P1" draw:layer="layout" svg:x1="7.87cm" svg:y1="11.258cm" svg:x2="7.87cm" svg:y2="13cm">
              <text:p/>
            </draw:line>
            <draw:line draw:style-name="gr8" draw:text-style-name="P1" draw:layer="layout" svg:x1="8.741cm" svg:y1="11.258cm" svg:x2="8.741cm" svg:y2="13cm">
              <text:p/>
            </draw:line>
            <draw:line draw:style-name="gr8" draw:text-style-name="P1" draw:layer="layout" svg:x1="9.612cm" svg:y1="11.258cm" svg:x2="9.612cm" svg:y2="13cm">
              <text:p/>
            </draw:line>
            <draw:line draw:style-name="gr8" draw:text-style-name="P1" draw:layer="layout" svg:x1="10.483cm" svg:y1="11.258cm" svg:x2="10.483cm" svg:y2="13cm">
              <text:p/>
            </draw:line>
          </draw:g>
          <draw:custom-shape draw:style-name="gr9" draw:text-style-name="P1" draw:layer="layout" svg:width="0.4cm" svg:height="0.401cm" svg:x="7.249cm" svg:y="11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8.131cm" svg:y="11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9.014cm" svg:y="11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9.896cm" svg:y="11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0.692cm" svg:y="11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cm" svg:height="0.402cm" svg:x="7.249cm" svg:y="12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2cm" svg:x="8.131cm" svg:y="12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2cm" svg:x="9.014cm" svg:y="12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354cm" svg:height="1.742cm" svg:x="18.146cm" svg:y="15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8.146cm" svg:y1="16.629cm" svg:x2="22.5cm" svg:y2="16.629cm">
              <text:p/>
            </draw:line>
            <draw:line draw:style-name="gr8" draw:text-style-name="P1" draw:layer="layout" svg:x1="19.017cm" svg:y1="15.758cm" svg:x2="19.017cm" svg:y2="17.5cm">
              <text:p/>
            </draw:line>
            <draw:line draw:style-name="gr8" draw:text-style-name="P1" draw:layer="layout" svg:x1="19.888cm" svg:y1="15.758cm" svg:x2="19.888cm" svg:y2="17.5cm">
              <text:p/>
            </draw:line>
            <draw:line draw:style-name="gr8" draw:text-style-name="P1" draw:layer="layout" svg:x1="20.758cm" svg:y1="15.758cm" svg:x2="20.758cm" svg:y2="17.5cm">
              <text:p/>
            </draw:line>
            <draw:line draw:style-name="gr8" draw:text-style-name="P1" draw:layer="layout" svg:x1="21.629cm" svg:y1="15.758cm" svg:x2="21.629cm" svg:y2="17.5cm">
              <text:p/>
            </draw:line>
          </draw:g>
          <draw:custom-shape draw:style-name="gr9" draw:text-style-name="P1" draw:layer="layout" svg:width="0.401cm" svg:height="0.4cm" svg:x="18.395cm" svg:y="1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2cm" svg:height="0.4cm" svg:x="19.277cm" svg:y="1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cm" svg:x="20.16cm" svg:y="1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2cm" svg:height="0.4cm" svg:x="21.042cm" svg:y="1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354cm" svg:height="1.742cm" svg:x="18cm" svg:y="11.2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8cm" svg:y1="12.129cm" svg:x2="22.354cm" svg:y2="12.129cm">
              <text:p/>
            </draw:line>
            <draw:line draw:style-name="gr8" draw:text-style-name="P1" draw:layer="layout" svg:x1="18.87cm" svg:y1="11.258cm" svg:x2="18.87cm" svg:y2="13cm">
              <text:p/>
            </draw:line>
            <draw:line draw:style-name="gr8" draw:text-style-name="P1" draw:layer="layout" svg:x1="19.741cm" svg:y1="11.258cm" svg:x2="19.741cm" svg:y2="13cm">
              <text:p/>
            </draw:line>
            <draw:line draw:style-name="gr8" draw:text-style-name="P1" draw:layer="layout" svg:x1="20.612cm" svg:y1="11.258cm" svg:x2="20.612cm" svg:y2="13cm">
              <text:p/>
            </draw:line>
            <draw:line draw:style-name="gr8" draw:text-style-name="P1" draw:layer="layout" svg:x1="21.483cm" svg:y1="11.258cm" svg:x2="21.483cm" svg:y2="13cm">
              <text:p/>
            </draw:line>
          </draw:g>
          <draw:custom-shape draw:style-name="gr9" draw:text-style-name="P1" draw:layer="layout" svg:width="0.4cm" svg:height="0.4cm" svg:x="18.249cm" svg:y="11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cm" svg:x="19.131cm" svg:y="11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cm" svg:x="20.014cm" svg:y="11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cm" svg:x="20.896cm" svg:y="11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cm" svg:x="21.692cm" svg:y="11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cm" svg:height="0.401cm" svg:x="18.249cm" svg:y="12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9.131cm" svg:y="12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20.014cm" svg:y="12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20.896cm" svg:y="12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354cm" svg:height="1.742cm" svg:x="12.646cm" svg:y="15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2.646cm" svg:y1="16.629cm" svg:x2="17cm" svg:y2="16.629cm">
              <text:p/>
            </draw:line>
            <draw:line draw:style-name="gr8" draw:text-style-name="P1" draw:layer="layout" svg:x1="13.517cm" svg:y1="15.758cm" svg:x2="13.517cm" svg:y2="17.5cm">
              <text:p/>
            </draw:line>
            <draw:line draw:style-name="gr8" draw:text-style-name="P1" draw:layer="layout" svg:x1="14.388cm" svg:y1="15.758cm" svg:x2="14.388cm" svg:y2="17.5cm">
              <text:p/>
            </draw:line>
            <draw:line draw:style-name="gr8" draw:text-style-name="P1" draw:layer="layout" svg:x1="15.258cm" svg:y1="15.758cm" svg:x2="15.258cm" svg:y2="17.5cm">
              <text:p/>
            </draw:line>
            <draw:line draw:style-name="gr8" draw:text-style-name="P1" draw:layer="layout" svg:x1="16.129cm" svg:y1="15.758cm" svg:x2="16.129cm" svg:y2="17.5cm">
              <text:p/>
            </draw:line>
          </draw:g>
          <draw:custom-shape draw:style-name="gr9" draw:text-style-name="P1" draw:layer="layout" svg:width="0.401cm" svg:height="0.401cm" svg:x="12.895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2cm" svg:height="0.401cm" svg:x="13.777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4.66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2cm" svg:height="0.401cm" svg:x="15.542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6.338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2.895cm" svg:y="16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2cm" svg:height="0.401cm" svg:x="13.777cm" svg:y="16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4.66cm" svg:y="16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2cm" svg:height="0.401cm" svg:x="15.542cm" svg:y="16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6.338cm" svg:y="16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6" draw:text-style-name="P1" draw:layer="layout" svg:width="4.354cm" svg:height="1.742cm" svg:x="18.146cm" svg:y="6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7" draw:text-style-name="P1" draw:layer="layout" svg:x1="18.146cm" svg:y1="7.371cm" svg:x2="22.5cm" svg:y2="7.371cm">
                <text:p/>
              </draw:line>
              <draw:line draw:style-name="gr8" draw:text-style-name="P1" draw:layer="layout" svg:x1="19.017cm" svg:y1="6.5cm" svg:x2="19.017cm" svg:y2="8.242cm">
                <text:p/>
              </draw:line>
              <draw:line draw:style-name="gr8" draw:text-style-name="P1" draw:layer="layout" svg:x1="19.888cm" svg:y1="6.5cm" svg:x2="19.888cm" svg:y2="8.242cm">
                <text:p/>
              </draw:line>
              <draw:line draw:style-name="gr8" draw:text-style-name="P1" draw:layer="layout" svg:x1="20.758cm" svg:y1="6.5cm" svg:x2="20.758cm" svg:y2="8.242cm">
                <text:p/>
              </draw:line>
              <draw:line draw:style-name="gr8" draw:text-style-name="P1" draw:layer="layout" svg:x1="21.629cm" svg:y1="6.5cm" svg:x2="21.629cm" svg:y2="8.242cm">
                <text:p/>
              </draw:line>
            </draw:g>
            <draw:custom-shape draw:style-name="gr9" draw:text-style-name="P1" draw:layer="layout" svg:width="0.401cm" svg:height="0.401cm" svg:x="18.395cm" svg:y="6.7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2cm" svg:height="0.401cm" svg:x="19.277cm" svg:y="6.7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1cm" svg:height="0.401cm" svg:x="20.16cm" svg:y="6.7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2cm" svg:height="0.401cm" svg:x="21.042cm" svg:y="6.7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1cm" svg:height="0.401cm" svg:x="21.838cm" svg:y="6.7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74" draw:text-style-name="P1" draw:layer="layout" svg:width="4.354cm" svg:height="0.871cm" svg:x="18.146cm" svg:y="6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custom-shape draw:style-name="gr6" draw:text-style-name="P1" draw:layer="layout" svg:width="4.354cm" svg:height="1.742cm" svg:x="12.5cm" svg:y="11.2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7" draw:text-style-name="P1" draw:layer="layout" svg:x1="12.5cm" svg:y1="12.129cm" svg:x2="16.854cm" svg:y2="12.129cm">
                <text:p/>
              </draw:line>
              <draw:line draw:style-name="gr8" draw:text-style-name="P1" draw:layer="layout" svg:x1="13.371cm" svg:y1="11.258cm" svg:x2="13.371cm" svg:y2="13cm">
                <text:p/>
              </draw:line>
              <draw:line draw:style-name="gr8" draw:text-style-name="P1" draw:layer="layout" svg:x1="14.242cm" svg:y1="11.258cm" svg:x2="14.242cm" svg:y2="13cm">
                <text:p/>
              </draw:line>
              <draw:line draw:style-name="gr8" draw:text-style-name="P1" draw:layer="layout" svg:x1="15.112cm" svg:y1="11.258cm" svg:x2="15.112cm" svg:y2="13cm">
                <text:p/>
              </draw:line>
              <draw:line draw:style-name="gr8" draw:text-style-name="P1" draw:layer="layout" svg:x1="15.983cm" svg:y1="11.258cm" svg:x2="15.983cm" svg:y2="13cm">
                <text:p/>
              </draw:line>
            </draw:g>
            <draw:custom-shape draw:style-name="gr9" draw:text-style-name="P1" draw:layer="layout" svg:width="0.401cm" svg:height="0.401cm" svg:x="12.749cm" svg:y="11.5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2cm" svg:height="0.401cm" svg:x="13.631cm" svg:y="11.5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1cm" svg:height="0.401cm" svg:x="14.514cm" svg:y="11.5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2cm" svg:height="0.401cm" svg:x="15.396cm" svg:y="11.5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1cm" svg:height="0.401cm" svg:x="16.192cm" svg:y="11.5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1cm" svg:height="0.401cm" svg:x="12.749cm" svg:y="12.3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74" draw:text-style-name="P1" draw:layer="layout" svg:width="4.354cm" svg:height="0.871cm" svg:x="12.5cm" svg:y="11.258cm">
            <text:p/>
            <draw:enhanced-geometry svg:viewBox="0 0 21600 21600" draw:type="rectangle" draw:enhanced-path="M 0 0 L 21600 0 21600 21600 0 21600 0 0 Z N"/>
          </draw:custom-shape>
        </draw:g>
        <draw:custom-shape draw:style-name="gr74" draw:text-style-name="P1" draw:layer="layout" svg:width="4.354cm" svg:height="0.87cm" svg:x="12.5cm" svg:y="6.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4.354cm" svg:height="0.871cm" svg:x="7cm" svg:y="11.258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4.354cm" svg:height="0.871cm" svg:x="18cm" svg:y="11.25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4.354cm" svg:height="0.871cm" svg:x="12.646cm" svg:y="15.75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4.354cm" svg:height="0.871cm" svg:x="12.646cm" svg:y="16.629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10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10.svm" xlink:type="simple" xlink:show="embed" xlink:actuate="onLoad"/>
        </draw:frame>
        <draw:frame draw:style-name="gr4" draw:layer="layout" svg:width="4.5cm" svg:height="2.75cm" svg:x="30cm" svg:y="1cm">
          <draw:text-box>
            <text:p>s 9</text:p>
          </draw:text-box>
        </draw:frame>
        <draw:custom-shape draw:style-name="gr76" draw:text-style-name="P1" draw:layer="layout" svg:width="0.828cm" svg:height="0.828cm" draw:transform="rotate (0.523598775598299) translate (-16.205cm 9.75cm)">
          <text:p/>
          <draw:enhanced-geometry svg:viewBox="0 0 21600 21600" draw:type="rectangle" draw:enhanced-path="M 0 0 L 21600 0 21600 21600 0 21600 0 0 Z N"/>
        </draw:custom-shape>
        <draw:g>
          <draw:custom-shape draw:style-name="gr76" draw:text-style-name="P1" draw:layer="layout" svg:width="0.828cm" svg:height="0.828cm" draw:transform="rotate (0.523598775598299) translate (8cm 16.783cm)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1" draw:layer="layout" svg:width="0.827cm" svg:height="0.828cm" draw:transform="rotate (0.523598775598299) translate (8.717cm 16.36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6" draw:text-style-name="P1" draw:layer="layout" svg:width="0.828cm" svg:height="0.827cm" draw:transform="rotate (0.523598775598299) translate (7.5cm 7.784cm)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1" draw:layer="layout" svg:width="0.827cm" svg:height="0.827cm" draw:transform="rotate (0.523598775598299) translate (8.217cm 7.37cm)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1" draw:layer="layout" svg:width="0.828cm" svg:height="0.827cm" draw:transform="rotate (0.523598775598299) translate (8.933cm 6.95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6" draw:text-style-name="P1" draw:layer="layout" svg:width="0.827cm" svg:height="0.828cm" draw:transform="rotate (0.523598775598299) translate (20.87cm 6.413cm)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1" draw:layer="layout" svg:width="0.828cm" svg:height="0.828cm" draw:transform="rotate (0.523598775598299) translate (18.719cm 7.654cm)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1" draw:layer="layout" svg:width="0.827cm" svg:height="0.828cm" draw:transform="rotate (0.523598775598299) translate (19.436cm 7.24cm)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1" draw:layer="layout" svg:width="0.828cm" svg:height="0.828cm" draw:transform="rotate (0.523598775598299) translate (20.153cm 6.827cm)">
            <text:p/>
            <draw:enhanced-geometry svg:viewBox="0 0 21600 21600" draw:type="rectangle" draw:enhanced-path="M 0 0 L 21600 0 21600 21600 0 21600 0 0 Z N"/>
          </draw:custom-shape>
        </draw:g>
        <draw:custom-shape draw:style-name="gr74" draw:text-style-name="P1" draw:layer="layout" svg:width="3.865cm" svg:height="0.773cm" draw:transform="rotate (0.523598775598299) translate (18.5cm 17.331cm)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76" draw:text-style-name="P1" draw:layer="layout" svg:width="0.65cm" svg:height="0.65cm" draw:transform="rotate (0.523598775598299) translate (15.612cm 11.313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65cm" svg:height="0.65cm" draw:transform="rotate (0.523598775598299) translate (14.486cm 11.963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65cm" svg:height="0.65cm" draw:transform="rotate (0.523598775598299) translate (12.798cm 12.937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649cm" svg:height="0.65cm" draw:transform="rotate (0.523598775598299) translate (13.361cm 12.612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65cm" svg:height="0.65cm" draw:transform="rotate (0.523598775598299) translate (13.923cm 12.288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65cm" svg:height="0.65cm" draw:transform="rotate (0.523598775598299) translate (15.049cm 11.638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4" draw:text-style-name="P1" draw:layer="layout" svg:width="3.249cm" svg:height="0.65cm" draw:transform="rotate (0.523598775598299) translate (12.798cm 12.937cm)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6" draw:text-style-name="P1" draw:layer="layout" svg:width="0.649cm" svg:height="0.65cm" draw:transform="rotate (0.523598775598299) translate (15.876cm 15.38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65cm" svg:height="0.65cm" draw:transform="rotate (0.523598775598299) translate (15.314cm 15.705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65cm" svg:height="0.65cm" draw:transform="rotate (0.523598775598299) translate (14.188cm 16.355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65cm" svg:height="0.65cm" draw:transform="rotate (0.523598775598299) translate (12.5cm 17.33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649cm" svg:height="0.65cm" draw:transform="rotate (0.523598775598299) translate (13.063cm 17.005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65cm" svg:height="0.65cm" draw:transform="rotate (0.523598775598299) translate (13.625cm 16.68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65cm" svg:height="0.65cm" draw:transform="rotate (0.523598775598299) translate (14.751cm 16.03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4" draw:text-style-name="P1" draw:layer="layout" svg:width="3.249cm" svg:height="0.65cm" draw:transform="rotate (0.523598775598299) translate (12.5cm 17.33cm)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6" draw:text-style-name="P1" draw:layer="layout" svg:width="0.612cm" svg:height="0.611cm" draw:transform="rotate (0.523598775598299) translate (10.664cm 10.806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611cm" svg:height="0.611cm" draw:transform="rotate (0.523598775598299) translate (10.134cm 11.111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611cm" svg:height="0.611cm" draw:transform="rotate (0.523598775598299) translate (9.605cm 11.417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611cm" svg:height="0.611cm" draw:transform="rotate (0.523598775598299) translate (8.546cm 12.028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611cm" svg:height="0.611cm" draw:transform="rotate (0.523598775598299) translate (6.958cm 12.945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611cm" svg:height="0.611cm" draw:transform="rotate (0.523598775598299) translate (7.487cm 12.64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612cm" svg:height="0.611cm" draw:transform="rotate (0.523598775598299) translate (8.016cm 12.334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612cm" svg:height="0.611cm" draw:transform="rotate (0.523598775598299) translate (9.075cm 11.723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4" draw:text-style-name="P1" draw:layer="layout" svg:width="3.057cm" svg:height="0.611cm" draw:transform="rotate (0.523598775598299) translate (6.958cm 12.945cm)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6" draw:text-style-name="P1" draw:layer="layout" svg:width="0.578cm" svg:height="0.578cm" draw:transform="rotate (0.523598775598299) translate (16.402cm 6.089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578cm" svg:height="0.578cm" draw:transform="rotate (0.523598775598299) translate (15.901cm 6.378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577cm" svg:height="0.578cm" draw:transform="rotate (0.523598775598299) translate (15.401cm 6.666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578cm" svg:height="0.578cm" draw:transform="rotate (0.523598775598299) translate (14.901cm 6.955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578cm" svg:height="0.578cm" draw:transform="rotate (0.523598775598299) translate (13.901cm 7.533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578cm" svg:height="0.578cm" draw:transform="rotate (0.523598775598299) translate (12.4cm 8.399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577cm" svg:height="0.578cm" draw:transform="rotate (0.523598775598299) translate (12.9cm 8.11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578cm" svg:height="0.578cm" draw:transform="rotate (0.523598775598299) translate (13.4cm 7.822cm)">
              <text:p/>
              <draw:enhanced-geometry svg:viewBox="0 0 21600 21600" draw:type="rectangle" draw:enhanced-path="M 0 0 L 21600 0 21600 21600 0 21600 0 0 Z N"/>
            </draw:custom-shape>
            <draw:custom-shape draw:style-name="gr76" draw:text-style-name="P1" draw:layer="layout" svg:width="0.577cm" svg:height="0.578cm" draw:transform="rotate (0.523598775598299) translate (14.401cm 7.244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4" draw:text-style-name="P1" draw:layer="layout" svg:width="2.888cm" svg:height="0.578cm" draw:transform="rotate (0.523598775598299) translate (12.4cm 8.39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5" draw:text-style-name="P1" draw:layer="layout" svg:width="2.787cm" svg:height="0.558cm" draw:transform="rotate (0.523598775598299) translate (17.7cm 13.117cm)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2.788cm" svg:height="0.558cm" draw:transform="rotate (0.523598775598299) translate (20.114cm 11.724cm)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1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MP1" style:family="paragraph">
      <style:text-properties fo:font-family="Flow" style:font-pitch="variable" fo:font-weight="bold" style:font-weight-asian="bold" style:font-weight-complex="bold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MT1" style:family="text">
      <style:text-properties fo:font-family="Flow" style:font-pitch="variable" fo:font-size="24pt" fo:font-weight="bold" style:font-size-asian="24pt" style:font-weight-asian="bold" style:font-size-complex="24pt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54pt" fo:font-weight="normal" style:font-size-asian="54pt" style:font-weight-asian="normal" style:font-size-complex="54pt" style:font-weight-complex="normal"/>
    </style:style>
    <style:style style:name="MT4" style:family="text">
      <style:text-properties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1" draw:layer="backgroundobjects" svg:width="6cm" svg:height="1.382cm" svg:x="15.447cm" svg:y="3.5cm">
        <draw:text-box>
          <text:p><text:span text:style-name="MT1">KAZOMAT</text:span></text:p>
        </draw:text-box>
      </draw:frame>
      <draw:frame draw:style-name="Mgr2" draw:layer="backgroundobjects" svg:width="4.5cm" svg:height="1cm" svg:x="25.247cm" svg:y="0.8cm">
        <draw:text-box>
          <text:p><text:span text:style-name="MT2">© RENAUDIN 2012</text:span></text:p>
        </draw:text-box>
      </draw:frame>
      <draw:frame draw:style-name="Mgr3" draw:text-style-name="MP2" draw:layer="backgroundobjects" svg:width="1.5cm" svg:height="0.525cm" svg:x="23.847cm" svg:y="1.038cm">
        <draw:image xlink:href="Pictures/10000000000001930000008DAB8C20B3.png" xlink:type="simple" xlink:show="embed" xlink:actuate="onLoad">
          <text:p/>
        </draw:image>
      </draw:frame>
      <draw:custom-shape draw:style-name="Mgr4" draw:text-style-name="MP3" draw:layer="backgroundobjects" svg:width="6.5cm" svg:height="2cm" svg:x="9.497cm" svg:y="1.75cm">
        <text:p text:style-name="MP2"><text:span text:style-name="MT3">B</text:span><text:span text:style-name="MT4"> </text:span><text:span text:style-name="MT4"><text:page-number>&lt;numéro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1T16:11:09</meta:creation-date>
    <dc:date>2012-11-14T21:22:34</dc:date>
    <meta:editing-duration>PT20H16M25S</meta:editing-duration>
    <meta:editing-cycles>87</meta:editing-cycles>
    <meta:generator>LibreOffice/3.5$Linux_X86_64 LibreOffice_project/350m1$Build-2</meta:generator>
    <meta:print-date>2012-08-06T20:09:53</meta:print-date>
    <meta:document-statistic meta:object-count="1119"/>
  </office:meta>
</office:document-meta>
</file>